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5.08cm"/>
    </style:style>
    <style:style style:name="co15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1.804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4.948cm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9cm" fo:break-before="auto" style:use-optimal-row-height="tru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503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3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60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4" style:family="table-cell" style:parent-style-name="Default" style:data-style-name="N0">
      <style:table-cell-properties fo:background-color="#00808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45" style:family="table-cell" style:parent-style-name="Default" style:data-style-name="N0">
      <style:table-cell-properties fo:background-color="#b8470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46" style:family="table-cell" style:parent-style-name="Default" style:data-style-name="N0">
      <style:table-cell-properties fo:background-color="#00ffff" style:text-align-source="fix" style:repeat-content="false" fo:border="0.06pt solid #000000" style:vertical-align="automatic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47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48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49" style:family="table-cell" style:parent-style-name="Default" style:data-style-name="N0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0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1" style:family="table-cell" style:parent-style-name="Default" style:data-style-name="N0">
      <style:table-cell-properties fo:background-color="#0047ff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2" style:family="table-cell" style:parent-style-name="Default" style:data-style-name="N0">
      <style:table-cell-properties fo:background-color="#aecf0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3" style:family="table-cell" style:parent-style-name="Default" style:data-style-name="N0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4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5" style:family="table-cell" style:parent-style-name="Default" style:data-style-name="N0">
      <style:table-cell-properties fo:background-color="#80008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6" style:family="table-cell" style:parent-style-name="Default" style:data-style-name="N0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7" style:family="table-cell" style:parent-style-name="Default" style:data-style-name="N0">
      <style:table-cell-properties fo:background-color="#00ae0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8" style:family="table-cell" style:parent-style-name="Default" style:data-style-name="N0">
      <style:table-cell-properties fo:background-color="#e6ff0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59" style:family="table-cell" style:parent-style-name="Default" style:data-style-name="N0">
      <style:table-cell-properties fo:background-color="#2323dc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0" style:family="table-cell" style:parent-style-name="Default" style:data-style-name="N0">
      <style:table-cell-properties fo:background-color="#800000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1" style:family="table-cell" style:parent-style-name="Default" style:data-style-name="N0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3" style:family="table-cell" style:parent-style-name="Default" style:data-style-name="N0">
      <style:table-cell-properties fo:background-color="#3deb3d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4" style:family="table-cell" style:parent-style-name="Default" style:data-style-name="N0">
      <style:table-cell-properties fo:background-color="#aea79f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5" style:family="table-cell" style:parent-style-name="Default" style:data-style-name="N0">
      <style:table-cell-properties fo:background-color="#00ffff"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6" style:family="table-cell" style:parent-style-name="Default" style:data-style-name="N0">
      <style:table-cell-properties fo:background-color="#ff00ff"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Liberation Serif" fo:font-weight="bold" style:font-name-asian="Liberation Serif" style:font-weight-asian="bold" style:font-name-complex="Liberation Serif" style:font-weight-complex="bold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 style:font-name="Liberation Serif" style:font-name-asian="Liberation Serif" style:font-name-complex="Liberation Serif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text-position="" style:font-name="Liberation Serif" style:font-name-asian="Liberation Serif" style:font-name-complex="Liberation Serif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71" style:family="table-cell" style:parent-style-name="Default" style:data-style-name="N0">
      <style:table-cell-properties fo:border="0.06pt solid #000000"/>
      <style:text-properties style:text-position=""/>
    </style:style>
    <style:style style:name="ce72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text-position="" style:font-name="Liberation Serif" style:font-name-asian="Liberation Serif" style:font-name-complex="Liberation Serif"/>
    </style:style>
    <style:style style:name="ce75" style:family="table-cell" style:parent-style-name="Default" style:data-style-name="N0">
      <style:text-properties style:text-position=""/>
    </style:style>
    <style:style style:name="ce33" style:family="table-cell" style:parent-style-name="Default" style:data-style-name="N0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ackground-color="#00808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5" style:family="table-cell" style:parent-style-name="Default" style:data-style-name="N0">
      <style:table-cell-properties fo:background-color="#b8470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6" style:family="table-cell" style:parent-style-name="Default" style:data-style-name="N0">
      <style:table-cell-properties fo:background-color="#00fff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7" style:family="table-cell" style:parent-style-name="Default" style:data-style-name="N0">
      <style:table-cell-properties fo:background-color="#eb613d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8" style:family="table-cell" style:parent-style-name="Default" style:data-style-name="N0">
      <style:table-cell-properties fo:background-color="#ff00ff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9" style:family="table-cell" style:parent-style-name="Default" style:data-style-name="N0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40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41" style:family="table-cell" style:parent-style-name="Default" style:data-style-name="N0">
      <style:table-cell-properties fo:background-color="#0047ff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42" style:family="table-cell" style:parent-style-name="Default" style:data-style-name="N0">
      <style:table-cell-properties fo:background-color="#aecf0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43" style:family="table-cell" style:parent-style-name="Default" style:data-style-name="N0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76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77" style:family="table-cell" style:parent-style-name="Default" style:data-style-name="N0">
      <style:table-cell-properties fo:background-color="#80008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78" style:family="table-cell" style:parent-style-name="Default" style:data-style-name="N0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79" style:family="table-cell" style:parent-style-name="Default" style:data-style-name="N0">
      <style:table-cell-properties fo:background-color="#00ae0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0" style:family="table-cell" style:parent-style-name="Default" style:data-style-name="N0">
      <style:table-cell-properties fo:background-color="#e6ff0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1" style:family="table-cell" style:parent-style-name="Default" style:data-style-name="N0">
      <style:table-cell-properties fo:background-color="#2323dc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2" style:family="table-cell" style:parent-style-name="Default" style:data-style-name="N0">
      <style:table-cell-properties fo:background-color="#800000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3" style:family="table-cell" style:parent-style-name="Default" style:data-style-name="N0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4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5" style:family="table-cell" style:parent-style-name="Default" style:data-style-name="N0">
      <style:table-cell-properties fo:background-color="#3deb3d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6" style:family="table-cell" style:parent-style-name="Default" style:data-style-name="N0">
      <style:table-cell-properties fo:background-color="#aea79f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7" style:family="table-cell" style:parent-style-name="Default" style:data-style-name="N0">
      <style:table-cell-properties fo:background-color="#00ffff" style:text-align-source="fix" style:repeat-content="false" fo:border="0.06pt solid #000000" style:vertical-align="middle"/>
      <style:paragraph-properties fo:text-align="start" fo:margin-left="0cm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8" style:family="table-cell" style:parent-style-name="Default" style:data-style-name="N0">
      <style:table-cell-properties fo:background-color="#ff00ff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90" style:family="table-cell" style:parent-style-name="Default" style:data-style-name="N0">
      <style:text-properties style:font-name="Calibri" fo:font-weight="bold" style:font-name-asian="Calibri1" style:font-weight-asian="bold" style:font-name-complex="Calibri1" style:font-weight-complex="bold"/>
    </style:style>
    <style:style style:name="ce91" style:family="table-cell" style:parent-style-name="Default" style:data-style-name="N0"/>
    <style:style style:name="ce92" style:family="table-cell" style:parent-style-name="Default" style:data-style-name="N36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36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1" style:family="text"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3" table:default-cell-style-name="ce68"/>
        <table:table-column table:style-name="co14" table:number-columns-repeated="3" table:default-cell-style-name="ce68"/>
        <table:table-column table:style-name="co15" table:number-columns-repeated="3" table:default-cell-style-name="ce68"/>
        <table:table-column table:style-name="co4" table:number-columns-repeated="1016" table:default-cell-style-name="ce68"/>
        <table:table-column table:style-name="co5" table:default-cell-style-name="ce75"/>
        <table:table-row table:style-name="ro2">
          <table:table-cell table:style-name="ce44" office:value-type="string">
            <text:p>B-HIV Sabogal</text:p>
          </table:table-cell>
          <table:table-cell table:style-name="ce69" office:value-type="string">
            <text:p>HIV Sabogal</text:p>
          </table:table-cell>
          <table:table-cell table:style-name="ce70" office:value-type="string">
            <text:p>Ger.Red Asist.-RA Sabogal</text:p>
          </table:table-cell>
          <table:table-cell table:style-name="ce70" office:value-type="string">
            <text:p>Def.del Asegu-RA Sabogal</text:p>
          </table:table-cell>
          <table:table-cell table:style-name="ce69" table:number-columns-repeated="3"/>
          <table:table-cell table:number-columns-repeated="1017"/>
        </table:table-row>
        <table:table-row table:style-name="ro4">
          <table:table-cell table:style-name="ce44" office:value-type="string">
            <text:p>B-HII G.Lanatta</text:p>
          </table:table-cell>
          <table:table-cell table:style-name="ce70" office:value-type="string">
            <text:p>HII G.Lanatta</text:p>
          </table:table-cell>
          <table:table-cell table:style-name="ce70"/>
          <table:table-cell table:style-name="ce69" table:number-columns-repeated="4"/>
          <table:table-cell table:number-columns-repeated="1017"/>
        </table:table-row>
        <table:table-row table:style-name="ro5">
          <table:table-cell table:style-name="ce44" office:value-type="string">
            <text:p>B-H I M Molina</text:p>
          </table:table-cell>
          <table:table-cell table:style-name="ce71" office:value-type="string">
            <text:p>H I M Molina</text:p>
          </table:table-cell>
          <table:table-cell table:style-name="ce71" table:number-columns-repeated="2"/>
          <table:table-cell table:style-name="ce70" table:number-columns-repeated="3"/>
          <table:table-cell table:style-name="ce73" table:number-columns-repeated="15"/>
          <table:table-cell table:number-columns-repeated="1002"/>
        </table:table-row>
        <table:table-row table:style-name="ro2">
          <table:table-cell table:style-name="ce44" office:value-type="string">
            <text:p>B-Pol.Hn.Donrose</text:p>
          </table:table-cell>
          <table:table-cell table:style-name="ce70" office:value-type="string">
            <text:p>Pol.Hn.Donrose</text:p>
          </table:table-cell>
          <table:table-cell table:style-name="ce70" table:number-columns-repeated="5"/>
          <table:table-cell table:style-name="ce73" table:number-columns-repeated="14"/>
          <table:table-cell table:number-columns-repeated="1003"/>
        </table:table-row>
        <table:table-row table:style-name="ro2">
          <table:table-cell table:style-name="ce44" office:value-type="string">
            <text:p>B-H I Mongrut</text:p>
          </table:table-cell>
          <table:table-cell table:style-name="ce70" office:value-type="string">
            <text:p>H I Mongrut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4" office:value-type="string">
            <text:p>B-Pol.Pdo Arbulu</text:p>
          </table:table-cell>
          <table:table-cell table:style-name="ce70" office:value-type="string">
            <text:p>Pol.Pdo Arbulu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4" office:value-type="string">
            <text:p>B-H II Luis Negr</text:p>
          </table:table-cell>
          <table:table-cell table:style-name="ce70" office:value-type="string">
            <text:p>H II Luis Negr</text:p>
          </table:table-cell>
          <table:table-cell table:style-name="ce69" office:value-type="string">
            <text:p>CAP III Luis N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44" office:value-type="string">
            <text:p>B-Pol. Fiori</text:p>
          </table:table-cell>
          <table:table-cell table:style-name="ce70" office:value-type="string">
            <text:p>Pol. Fiori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4" office:value-type="string">
            <text:p>B-Pol.Ped.Reyes</text:p>
          </table:table-cell>
          <table:table-cell table:style-name="ce70" office:value-type="string">
            <text:p>Pol.Ped.Reye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4" office:value-type="string">
            <text:p>B-Pol.Bellavista</text:p>
          </table:table-cell>
          <table:table-cell table:style-name="ce70" office:value-type="string">
            <text:p>Pol.Bellavist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G.HN Almenara</text:p>
          </table:table-cell>
          <table:table-cell table:style-name="ce70" office:value-type="string">
            <text:p>G.HN Almenara</text:p>
          </table:table-cell>
          <table:table-cell table:style-name="ce70" office:value-type="string">
            <text:p>Ger.Red Asist.-RA Almenara</text:p>
          </table:table-cell>
          <table:table-cell table:style-name="ce70" office:value-type="string">
            <text:p>CM Ancije</text:p>
          </table:table-cell>
          <table:table-cell table:style-name="ce70" office:value-type="string">
            <text:p>Def.del Asegu-RA Almenara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45" office:value-type="string">
            <text:p>B-H III Emg.Grau</text:p>
          </table:table-cell>
          <table:table-cell table:style-name="ce70" office:value-type="string">
            <text:p>H III Emg.Grau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H II Vitarte</text:p>
          </table:table-cell>
          <table:table-cell table:style-name="ce70" office:value-type="string">
            <text:p>H II Vitarte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H I Diaz Ufano</text:p>
          </table:table-cell>
          <table:table-cell table:style-name="ce70" office:value-type="string">
            <text:p>H I Diaz Ufan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HI V. Bernales</text:p>
          </table:table-cell>
          <table:table-cell table:style-name="ce70" office:value-type="string">
            <text:p>HI V. Bernale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Pol. Castilla</text:p>
          </table:table-cell>
          <table:table-cell table:style-name="ce70" office:value-type="string">
            <text:p>Pol. Castill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Pol. Chosica</text:p>
          </table:table-cell>
          <table:table-cell table:style-name="ce70" office:value-type="string">
            <text:p>Pol. Chosic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Pol.F.Pizarro</text:p>
          </table:table-cell>
          <table:table-cell table:style-name="ce70" office:value-type="string">
            <text:p>Pol.F.Pizarr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Pol. San Luis</text:p>
          </table:table-cell>
          <table:table-cell table:style-name="ce70" office:value-type="string">
            <text:p>Pol. San Lui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H II SI.Labrad</text:p>
          </table:table-cell>
          <table:table-cell table:style-name="ce70" office:value-type="string">
            <text:p>H II SI.Labrad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5" office:value-type="string">
            <text:p>B-Pol. Agustino</text:p>
          </table:table-cell>
          <table:table-cell table:style-name="ce70" office:value-type="string">
            <text:p>Pol. Agustino</text:p>
          </table:table-cell>
          <table:table-cell table:style-name="ce69" table:number-columns-repeated="5"/>
          <table:table-cell table:number-columns-repeated="1017"/>
        </table:table-row>
        <table:table-row table:style-name="ro6">
          <table:table-cell table:style-name="ce45" office:value-type="string">
            <text:p>B-Pol. Huaycan</text:p>
          </table:table-cell>
          <table:table-cell table:style-name="ce70" office:value-type="string">
            <text:p>Pol. Huaycan</text:p>
          </table:table-cell>
          <table:table-cell table:style-name="ce69" table:number-columns-repeated="5"/>
          <table:table-cell table:number-columns-repeated="1017"/>
        </table:table-row>
        <table:table-row table:style-name="ro6">
          <table:table-cell table:style-name="ce46" office:value-type="string">
            <text:p>B-G HN Rebagliat</text:p>
          </table:table-cell>
          <table:table-cell table:style-name="ce70" office:value-type="string">
            <text:p>G HN Rebagliat</text:p>
          </table:table-cell>
          <table:table-cell table:style-name="ce70" office:value-type="string">
            <text:p>Ger.Red Asist.-RA Rebagliati</text:p>
          </table:table-cell>
          <table:table-cell table:style-name="ce69" table:number-columns-repeated="4"/>
          <table:table-cell table:number-columns-repeated="1017"/>
        </table:table-row>
        <table:table-row table:style-name="ro6">
          <table:table-cell table:style-name="ce46" office:value-type="string">
            <text:p>B-H III Sua-Ang</text:p>
          </table:table-cell>
          <table:table-cell table:style-name="ce70" office:value-type="string">
            <text:p>H III Sua-Ang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H II Canete</text:p>
          </table:table-cell>
          <table:table-cell table:style-name="ce70" office:value-type="string">
            <text:p>H II Canete</text:p>
          </table:table-cell>
          <table:table-cell table:style-name="ce74" table:number-columns-repeated="2"/>
          <table:table-cell table:style-name="ce69" table:number-columns-repeated="3"/>
          <table:table-cell table:number-columns-repeated="1017"/>
        </table:table-row>
        <table:table-row table:style-name="ro2">
          <table:table-cell table:style-name="ce46" office:value-type="string">
            <text:p>B-HI U.Rocca F.</text:p>
          </table:table-cell>
          <table:table-cell table:style-name="ce70" office:value-type="string">
            <text:p>HI U.Rocca F.</text:p>
          </table:table-cell>
          <table:table-cell table:style-name="ce74"/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46" office:value-type="string">
            <text:p>B-HI C.Alcantara</text:p>
          </table:table-cell>
          <table:table-cell table:style-name="ce70" office:value-type="string">
            <text:p>HI C.Alcantara</text:p>
          </table:table-cell>
          <table:table-cell table:style-name="ce74"/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46" office:value-type="string">
            <text:p>B-Pol.P.Bermudez</text:p>
          </table:table-cell>
          <table:table-cell table:style-name="ce70" office:value-type="string">
            <text:p>Pol.P.Bermudez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Pol. Chincha</text:p>
          </table:table-cell>
          <table:table-cell table:style-name="ce70" office:value-type="string">
            <text:p>Pol. Chinch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Pol. Proceres</text:p>
          </table:table-cell>
          <table:table-cell table:style-name="ce70" office:value-type="string">
            <text:p>Pol. Procere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Pol.Vil. Maria</text:p>
          </table:table-cell>
          <table:table-cell table:style-name="ce70" office:value-type="string">
            <text:p>Pol.Vil. Mari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Pol.Surquillo</text:p>
          </table:table-cell>
          <table:table-cell table:style-name="ce72" office:value-type="string">
            <text:p>Pol.Surquill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CAP III Los PrS</text:p>
          </table:table-cell>
          <table:table-cell table:style-name="ce70" office:value-type="string">
            <text:p>CAP III Los Pr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Pol.Jj.Rodrigu</text:p>
          </table:table-cell>
          <table:table-cell table:style-name="ce70" office:value-type="string">
            <text:p>Pol.Jj.Rodrigu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6" office:value-type="string">
            <text:p>B-Pol.Sta.Cruz</text:p>
          </table:table-cell>
          <table:table-cell table:style-name="ce70" office:value-type="string">
            <text:p>Pol.Sta.Cruz</text:p>
          </table:table-cell>
          <table:table-cell table:style-name="ce70" office:value-type="string">
            <text:p>Pol.San Isidro</text:p>
          </table:table-cell>
          <table:table-cell table:style-name="ce71"/>
          <table:table-cell table:style-name="ce69" table:number-columns-repeated="3"/>
          <table:table-cell table:number-columns-repeated="1017"/>
        </table:table-row>
        <table:table-row table:style-name="ro2">
          <table:table-cell table:style-name="ce47" office:value-type="string">
            <text:p>B-Dir H I Cortez</text:p>
          </table:table-cell>
          <table:table-cell table:style-name="ce70" office:value-type="string">
            <text:p>Dir H I Cortez</text:p>
          </table:table-cell>
          <table:table-cell table:style-name="ce70" office:value-type="string">
            <text:p>Dir.Red Asist-RA Tumbes</text:p>
          </table:table-cell>
          <table:table-cell table:style-name="ce70" office:value-type="string">
            <text:p>PM Zorritos</text:p>
          </table:table-cell>
          <table:table-cell table:style-name="ce69" table:number-columns-repeated="3"/>
          <table:table-cell table:number-columns-repeated="1017"/>
        </table:table-row>
        <table:table-row table:style-name="ro2">
          <table:table-cell table:style-name="ce48" office:value-type="string">
            <text:p>B-D HIII Heredia</text:p>
          </table:table-cell>
          <table:table-cell table:style-name="ce70" office:value-type="string">
            <text:p>D HIII Heredia</text:p>
          </table:table-cell>
          <table:table-cell table:style-name="ce70" office:value-type="string">
            <text:p>Ger.Red Asist.-RA Piura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48" office:value-type="string">
            <text:p>B-Inst.Per.Oftal</text:p>
          </table:table-cell>
          <table:table-cell table:style-name="ce70" office:value-type="string">
            <text:p>Inst.Per.Oftal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8" office:value-type="string">
            <text:p>B-H II Reategui</text:p>
          </table:table-cell>
          <table:table-cell table:style-name="ce70" office:value-type="string">
            <text:p>H II Reategui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8" office:value-type="string">
            <text:p>B-H II Talara</text:p>
          </table:table-cell>
          <table:table-cell table:style-name="ce70" office:value-type="string">
            <text:p>H II Talar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8" office:value-type="string">
            <text:p>B-H I M Cruzado</text:p>
          </table:table-cell>
          <table:table-cell table:style-name="ce70" office:value-type="string">
            <text:p>H I M Cruzad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8" office:value-type="string">
            <text:p>B-H I Sullana</text:p>
          </table:table-cell>
          <table:table-cell table:style-name="ce70" office:value-type="string">
            <text:p>H I Sullana</text:p>
          </table:table-cell>
          <table:table-cell table:style-name="ce69" table:number-columns-repeated="5"/>
          <table:table-cell table:number-columns-repeated="1017"/>
        </table:table-row>
        <table:table-row table:style-name="ro7">
          <table:table-cell table:style-name="ce49" office:value-type="string">
            <text:p>B-HN Aguinaga</text:p>
          </table:table-cell>
          <table:table-cell table:style-name="ce70" office:value-type="string">
            <text:p>HN Aguinaga</text:p>
          </table:table-cell>
          <table:table-cell table:style-name="ce70" office:value-type="string">
            <text:p>PM Oyotun</text:p>
          </table:table-cell>
          <table:table-cell table:style-name="ce70" office:value-type="string">
            <text:p>CM Cayalti</text:p>
          </table:table-cell>
          <table:table-cell table:style-name="ce70" office:value-type="string">
            <text:p>Ger.Red Asist.-RA Lambayeque</text:p>
          </table:table-cell>
          <table:table-cell table:style-name="ce69" table:number-columns-repeated="2"/>
          <table:table-cell table:number-columns-repeated="1017"/>
        </table:table-row>
        <table:table-row table:style-name="ro8">
          <table:table-cell table:style-name="ce49" office:value-type="string">
            <text:p>B-H II Jaen</text:p>
          </table:table-cell>
          <table:table-cell table:style-name="ce70" office:value-type="string">
            <text:p>H II Jaen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H I Chepen</text:p>
          </table:table-cell>
          <table:table-cell table:style-name="ce70" office:value-type="string">
            <text:p>H I Chepen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H I A Arbulu</text:p>
          </table:table-cell>
          <table:table-cell table:style-name="ce70" office:value-type="string">
            <text:p>H I A Arbulu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H I Naylamp</text:p>
          </table:table-cell>
          <table:table-cell table:style-name="ce70" office:value-type="string">
            <text:p>H I Naylamp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Pol.A Gavidia</text:p>
          </table:table-cell>
          <table:table-cell table:style-name="ce70" office:value-type="string">
            <text:p>Pol.A Gavidi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Pol.C Castaned</text:p>
          </table:table-cell>
          <table:table-cell table:style-name="ce70" office:value-type="string">
            <text:p>Pol.C Castaned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Pol.Clyo.Oeste</text:p>
          </table:table-cell>
          <table:table-cell table:style-name="ce70" office:value-type="string">
            <text:p>Pol.Clyo.Oeste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Pol.M Manrique</text:p>
          </table:table-cell>
          <table:table-cell table:style-name="ce70" office:value-type="string">
            <text:p>Pol.M Manrique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49" office:value-type="string">
            <text:p>B-H II Luis E. Ha</text:p>
          </table:table-cell>
          <table:table-cell table:style-name="ce70" office:value-type="string">
            <text:p>H II Luis E. H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0" office:value-type="string">
            <text:p>B-D HII Cajamarc</text:p>
          </table:table-cell>
          <table:table-cell table:style-name="ce70" office:value-type="string">
            <text:p>D HII Cajamarc</text:p>
          </table:table-cell>
          <table:table-cell table:style-name="ce70" office:value-type="string">
            <text:p>Dir.Red Asist-RA Cajamarca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51" office:value-type="string">
            <text:p>B-Dir H I H Urco</text:p>
          </table:table-cell>
          <table:table-cell table:style-name="ce70" office:value-type="string">
            <text:p>Dir H I H Urc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1" office:value-type="string">
            <text:p>B-HI H. Cenepa</text:p>
          </table:table-cell>
          <table:table-cell table:style-name="ce70" office:value-type="string">
            <text:p>HI H. Cenep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1" office:value-type="string">
            <text:p>B-HI Bagua Grde</text:p>
          </table:table-cell>
          <table:table-cell table:style-name="ce70" office:value-type="string">
            <text:p>HI Bagua Grde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D HII Tarapoto</text:p>
          </table:table-cell>
          <table:table-cell table:style-name="ce70" office:value-type="string">
            <text:p>D HII Tarapot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H I Juanjui</text:p>
          </table:table-cell>
          <table:table-cell table:style-name="ce70" office:value-type="string">
            <text:p>H I Juanjui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3" office:value-type="string">
            <text:p>B-D HIV V Lazart</text:p>
          </table:table-cell>
          <table:table-cell table:style-name="ce70" office:value-type="string">
            <text:p>D HIV V Lazart</text:p>
          </table:table-cell>
          <table:table-cell table:style-name="ce70" office:value-type="string">
            <text:p>Ger.Red Asist.-RA La Liberta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53" office:value-type="string">
            <text:p>B-H II Chocope</text:p>
          </table:table-cell>
          <table:table-cell table:style-name="ce70" office:value-type="string">
            <text:p>H II Chocope</text:p>
          </table:table-cell>
          <table:table-cell table:style-name="ce70" office:value-type="string">
            <text:p>CM Casa Grande</text:p>
          </table:table-cell>
          <table:table-cell table:style-name="ce70" office:value-type="string">
            <text:p>CM Ascope</text:p>
          </table:table-cell>
          <table:table-cell table:style-name="ce69" table:number-columns-repeated="3"/>
          <table:table-cell table:number-columns-repeated="1017"/>
        </table:table-row>
        <table:table-row table:style-name="ro2">
          <table:table-cell table:style-name="ce53" office:value-type="string">
            <text:p>B-H I Albrech</text:p>
          </table:table-cell>
          <table:table-cell table:style-name="ce70" office:value-type="string">
            <text:p>H I Albrech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3" office:value-type="string">
            <text:p>B-H I F.de Mora</text:p>
          </table:table-cell>
          <table:table-cell table:style-name="ce70" office:value-type="string">
            <text:p>H I F.de Mor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3" office:value-type="string">
            <text:p>B-Pol.Pacasmayo</text:p>
          </table:table-cell>
          <table:table-cell table:style-name="ce70" office:value-type="string">
            <text:p>Pol.Pacasmay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3" office:value-type="string">
            <text:p>B-Pol.Porvenir</text:p>
          </table:table-cell>
          <table:table-cell table:style-name="ce70" office:value-type="string">
            <text:p>Pol.Porvenir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3" office:value-type="string">
            <text:p>B-Pol.La Esperan</text:p>
          </table:table-cell>
          <table:table-cell table:style-name="ce70" office:value-type="string">
            <text:p>Pol.La Esperan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3" office:value-type="string">
            <text:p>B-Pol.Moche</text:p>
          </table:table-cell>
          <table:table-cell table:style-name="ce70" office:value-type="string">
            <text:p>Pol.Moche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4" office:value-type="string">
            <text:p>B-D HIII Chimbot</text:p>
          </table:table-cell>
          <table:table-cell table:style-name="ce70" office:value-type="string">
            <text:p>D HIII Chimbot</text:p>
          </table:table-cell>
          <table:table-cell table:style-name="ce70" office:value-type="string">
            <text:p>Ger.Red Asist.-RA Ancash</text:p>
          </table:table-cell>
          <table:table-cell table:style-name="ce70" office:value-type="string">
            <text:p>Pol Metro.Chim</text:p>
          </table:table-cell>
          <table:table-cell table:style-name="ce70" office:value-type="string">
            <text:p>CM Casma</text:p>
          </table:table-cell>
          <table:table-cell table:style-name="ce70" office:value-type="string">
            <text:p>CM Huarmey</text:p>
          </table:table-cell>
          <table:table-cell table:style-name="ce70"/>
          <table:table-cell table:number-columns-repeated="1017"/>
        </table:table-row>
        <table:table-row table:style-name="ro2">
          <table:table-cell table:style-name="ce54" office:value-type="string">
            <text:p>B-H II Huaraz</text:p>
          </table:table-cell>
          <table:table-cell table:style-name="ce70" office:value-type="string">
            <text:p>H II Huaraz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4" office:value-type="string">
            <text:p>B-H I Cono Sur</text:p>
          </table:table-cell>
          <table:table-cell table:style-name="ce70" office:value-type="string">
            <text:p>H I Cono Sur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4" office:value-type="string">
            <text:p>B-CM Coishco</text:p>
          </table:table-cell>
          <table:table-cell table:style-name="ce72" office:value-type="string">
            <text:p>CM Coishc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HN C Seguin</text:p>
          </table:table-cell>
          <table:table-cell table:style-name="ce70" office:value-type="string">
            <text:p>HN C Seguin</text:p>
          </table:table-cell>
          <table:table-cell table:style-name="ce70" office:value-type="string">
            <text:p>Ger.Red Asist.-RA Arequipa</text:p>
          </table:table-cell>
          <table:table-cell table:style-name="ce70" office:value-type="string">
            <text:p>G HN C.Seguin</text:p>
          </table:table-cell>
          <table:table-cell table:style-name="ce69" table:number-columns-repeated="3"/>
          <table:table-cell table:number-columns-repeated="1017"/>
        </table:table-row>
        <table:table-row table:style-name="ro2">
          <table:table-cell table:style-name="ce55" office:value-type="string">
            <text:p>B-HIII Yanahuara</text:p>
          </table:table-cell>
          <table:table-cell table:style-name="ce70" office:value-type="string">
            <text:p>HIII Yanahuar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H II M Torres</text:p>
          </table:table-cell>
          <table:table-cell table:style-name="ce70" office:value-type="string">
            <text:p>H II M Torre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H I E Escomel</text:p>
          </table:table-cell>
          <table:table-cell table:style-name="ce70" office:value-type="string">
            <text:p>H I E Escomel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H I S. Pastor</text:p>
          </table:table-cell>
          <table:table-cell table:style-name="ce70" office:value-type="string">
            <text:p>H I S. Pastor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Pol.Metropolit</text:p>
          </table:table-cell>
          <table:table-cell table:style-name="ce70" office:value-type="string">
            <text:p>Pol.Metropolit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CAP III M.S.Te</text:p>
          </table:table-cell>
          <table:table-cell table:style-name="ce70" office:value-type="string">
            <text:p>CAP III M.S.Te</text:p>
          </table:table-cell>
          <table:table-cell table:style-name="ce70" office:value-type="string">
            <text:p>PM Hunter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47" office:value-type="string">
            <text:p>B-D HII Moquegua</text:p>
          </table:table-cell>
          <table:table-cell table:style-name="ce70" office:value-type="string">
            <text:p>D HII Moquegua</text:p>
          </table:table-cell>
          <table:table-cell table:style-name="ce70" office:value-type="string">
            <text:p>Dir.Red Asist-RA Moquegua</text:p>
          </table:table-cell>
          <table:table-cell table:style-name="ce70" office:value-type="string">
            <text:p>Def.del Asegu-RA Moquegua</text:p>
          </table:table-cell>
          <table:table-cell table:style-name="ce69" table:number-columns-repeated="3"/>
          <table:table-cell table:number-columns-repeated="1017"/>
        </table:table-row>
        <table:table-row table:style-name="ro2">
          <table:table-cell table:style-name="ce47" office:value-type="string">
            <text:p>B-H II Ilo</text:p>
          </table:table-cell>
          <table:table-cell table:style-name="ce70" office:value-type="string">
            <text:p>H II Il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6" office:value-type="string">
            <text:p>B-D HIII A.Carri</text:p>
          </table:table-cell>
          <table:table-cell table:style-name="ce70" office:value-type="string">
            <text:p>D HIII A.Carri</text:p>
          </table:table-cell>
          <table:table-cell table:style-name="ce70" office:value-type="string">
            <text:p>Dir.Red Asist-RA Tacna</text:p>
          </table:table-cell>
          <table:table-cell table:style-name="ce70" office:value-type="string">
            <text:p>CAP II L Palza</text:p>
          </table:table-cell>
          <table:table-cell table:style-name="ce70" office:value-type="string">
            <text:p>CAP III Metrop</text:p>
          </table:table-cell>
          <table:table-cell table:style-name="ce70" office:value-type="string">
            <text:p>CAP I Ilabaya</text:p>
          </table:table-cell>
          <table:table-cell table:style-name="ce70" office:value-type="string">
            <text:p>GC Pre.Soc.y-RA Tacna</text:p>
          </table:table-cell>
          <table:table-cell table:number-columns-repeated="1017"/>
        </table:table-row>
        <table:table-row table:style-name="ro2">
          <table:table-cell table:style-name="ce57" office:value-type="string">
            <text:p>B-Ger H III Puno</text:p>
          </table:table-cell>
          <table:table-cell table:style-name="ce70" office:value-type="string">
            <text:p>Ger H III Puno</text:p>
          </table:table-cell>
          <table:table-cell table:style-name="ce70" office:value-type="string">
            <text:p>Ger.Red Asist.-RA Puno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58" office:value-type="string">
            <text:p>B-H IV A Hernand</text:p>
          </table:table-cell>
          <table:table-cell table:style-name="ce70" office:value-type="string">
            <text:p>H IV A Hernand</text:p>
          </table:table-cell>
          <table:table-cell table:style-name="ce70" office:value-type="string">
            <text:p>Ger.Red Asist.-RA Ica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58" office:value-type="string">
            <text:p>B-H I Torrealva</text:p>
          </table:table-cell>
          <table:table-cell table:style-name="ce70" office:value-type="string">
            <text:p>H I Torrealv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8" office:value-type="string">
            <text:p>B-H II R.Toche</text:p>
          </table:table-cell>
          <table:table-cell table:style-name="ce70" office:value-type="string">
            <text:p>H II R.Toche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8" office:value-type="string">
            <text:p>B-HI A Skrabonja</text:p>
          </table:table-cell>
          <table:table-cell table:style-name="ce70" office:value-type="string">
            <text:p>HI A Skrabonj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8" office:value-type="string">
            <text:p>B-HI M.Reiche N.</text:p>
          </table:table-cell>
          <table:table-cell table:style-name="ce70" office:value-type="string">
            <text:p>HI M.Reiche N.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9" office:value-type="string">
            <text:p>B-Dir.HN Sur Est</text:p>
          </table:table-cell>
          <table:table-cell table:style-name="ce70" office:value-type="string">
            <text:p>Dir.HN Sur Est</text:p>
          </table:table-cell>
          <table:table-cell table:style-name="ce70" office:value-type="string">
            <text:p>Pol.S.Sebastia</text:p>
          </table:table-cell>
          <table:table-cell table:style-name="ce70" office:value-type="string">
            <text:p>CM S.Francisco</text:p>
          </table:table-cell>
          <table:table-cell table:style-name="ce70" office:value-type="string">
            <text:p>CM Metropolita</text:p>
          </table:table-cell>
          <table:table-cell table:style-name="ce70" office:value-type="string">
            <text:p>Ger.Red Asist.-RA Cusco</text:p>
          </table:table-cell>
          <table:table-cell table:style-name="ce70"/>
          <table:table-cell table:number-columns-repeated="1017"/>
        </table:table-row>
        <table:table-row table:style-name="ro9">
          <table:table-cell table:style-name="ce59" office:value-type="string">
            <text:p>B-H I Urubamba</text:p>
          </table:table-cell>
          <table:table-cell table:style-name="ce70" office:value-type="string">
            <text:p>H I Urubamb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9" office:value-type="string">
            <text:p>B-Pol. Sicuani</text:p>
          </table:table-cell>
          <table:table-cell table:style-name="ce70" office:value-type="string">
            <text:p>Pol. Sicuani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9" office:value-type="string">
            <text:p>B-HI Quillabamba</text:p>
          </table:table-cell>
          <table:table-cell table:style-name="ce70" office:value-type="string">
            <text:p>HI Quillabamb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9" office:value-type="string">
            <text:p>B-H I Espinar</text:p>
          </table:table-cell>
          <table:table-cell table:style-name="ce70" office:value-type="string">
            <text:p>H I Espinar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60" office:value-type="string">
            <text:p>B-D HII Abancay</text:p>
          </table:table-cell>
          <table:table-cell table:style-name="ce70" office:value-type="string">
            <text:p>D HII Abancay</text:p>
          </table:table-cell>
          <table:table-cell table:style-name="ce70" office:value-type="string">
            <text:p>Dir.Red Asist-RA Apurimac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60" office:value-type="string">
            <text:p>B-HI Andahuaylas</text:p>
          </table:table-cell>
          <table:table-cell table:style-name="ce70" office:value-type="string">
            <text:p>HI Andahuaylas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4" office:value-type="string">
            <text:p>B-Dir HI V. Lazo</text:p>
          </table:table-cell>
          <table:table-cell table:style-name="ce70" office:value-type="string">
            <text:p>Dir HI V. Laz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61" office:value-type="string">
            <text:p>B-D HIV Huancayo</text:p>
          </table:table-cell>
          <table:table-cell table:style-name="ce70" office:value-type="string">
            <text:p>D HIV Huancayo</text:p>
          </table:table-cell>
          <table:table-cell table:style-name="ce70" office:value-type="string">
            <text:p>Ger.Red Asist.-RA Junin</text:p>
          </table:table-cell>
          <table:table-cell table:style-name="ce70" office:value-type="string">
            <text:p>Pol.M.Huancayo</text:p>
          </table:table-cell>
          <table:table-cell table:style-name="ce70" office:value-type="string">
            <text:p>Def.del Asegu-RA Junin</text:p>
          </table:table-cell>
          <table:table-cell table:style-name="ce70" office:value-type="string">
            <text:p>Org.Ctrol.Ins-RA Junin</text:p>
          </table:table-cell>
          <table:table-cell table:style-name="ce69"/>
          <table:table-cell table:number-columns-repeated="1017"/>
        </table:table-row>
        <table:table-row table:style-name="ro2">
          <table:table-cell table:style-name="ce61" office:value-type="string">
            <text:p>B-H II A.Hurtado</text:p>
          </table:table-cell>
          <table:table-cell table:style-name="ce70" office:value-type="string">
            <text:p>H II A.Hurtad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61" office:value-type="string">
            <text:p>B-H I Tarma</text:p>
          </table:table-cell>
          <table:table-cell table:style-name="ce70" office:value-type="string">
            <text:p>H I Tarm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61" office:value-type="string">
            <text:p>B-H I Rio Negro</text:p>
          </table:table-cell>
          <table:table-cell table:style-name="ce72" office:value-type="string">
            <text:p>H I Rio Negr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D HII Pasco</text:p>
          </table:table-cell>
          <table:table-cell table:style-name="ce70" office:value-type="string">
            <text:p>D HII Pasco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H I Huariaca</text:p>
          </table:table-cell>
          <table:table-cell table:style-name="ce70" office:value-type="string">
            <text:p>H I Huariac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5" office:value-type="string">
            <text:p>B-H I Oxapampa</text:p>
          </table:table-cell>
          <table:table-cell table:style-name="ce70" office:value-type="string">
            <text:p>H I Oxapamp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8" office:value-type="string">
            <text:p>B-D HII Huanuco</text:p>
          </table:table-cell>
          <table:table-cell table:style-name="ce70" office:value-type="string">
            <text:p>D HII Huanuco</text:p>
          </table:table-cell>
          <table:table-cell table:style-name="ce70" office:value-type="string">
            <text:p>Dir.Red Asist-RA Huanuco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58" office:value-type="string">
            <text:p>B-HI Tingo Maria</text:p>
          </table:table-cell>
          <table:table-cell table:style-name="ce70" office:value-type="string">
            <text:p>HI Tingo Mari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62" office:value-type="string">
            <text:p>B-D HII Huamanga</text:p>
          </table:table-cell>
          <table:table-cell table:style-name="ce70" office:value-type="string">
            <text:p>D HII Huamanga</text:p>
          </table:table-cell>
          <table:table-cell table:style-name="ce70" office:value-type="string">
            <text:p>Dir.Red Asist-RA Ayacucho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63" office:value-type="string">
            <text:p>B-D HII Huancave</text:p>
          </table:table-cell>
          <table:table-cell table:style-name="ce70" office:value-type="string">
            <text:p>D HII Huancave</text:p>
          </table:table-cell>
          <table:table-cell table:style-name="ce70" office:value-type="string">
            <text:p>Dir.Red Asist-RA Huancaveli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64" office:value-type="string">
            <text:p>B-D HIII Iquitos</text:p>
          </table:table-cell>
          <table:table-cell table:style-name="ce70" office:value-type="string">
            <text:p>D HIII Iquitos</text:p>
          </table:table-cell>
          <table:table-cell table:style-name="ce70" office:value-type="string">
            <text:p>CAP SJ.Bautist</text:p>
          </table:table-cell>
          <table:table-cell table:style-name="ce70" office:value-type="string">
            <text:p>CAPIII Punchan</text:p>
          </table:table-cell>
          <table:table-cell table:style-name="ce70" office:value-type="string">
            <text:p>CAP Iquitos</text:p>
          </table:table-cell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64" office:value-type="string">
            <text:p>B-H I Yurimaguas</text:p>
          </table:table-cell>
          <table:table-cell table:style-name="ce72" office:value-type="string">
            <text:p>H I Yurimaguas</text:p>
          </table:table-cell>
          <table:table-cell table:style-name="ce70" table:number-columns-repeated="3"/>
          <table:table-cell table:style-name="ce69" table:number-columns-repeated="2"/>
          <table:table-cell table:number-columns-repeated="1017"/>
        </table:table-row>
        <table:table-row table:style-name="ro2">
          <table:table-cell table:style-name="ce65" office:value-type="string">
            <text:p>B-D HII Pucallpa</text:p>
          </table:table-cell>
          <table:table-cell table:style-name="ce70" office:value-type="string">
            <text:p>D HII Pucallp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0" office:value-type="string">
            <text:p>B-GM HIII Juliac</text:p>
          </table:table-cell>
          <table:table-cell table:style-name="ce70" office:value-type="string">
            <text:p>GM HIII Juliac</text:p>
          </table:table-cell>
          <table:table-cell table:style-name="ce70" office:value-type="string">
            <text:p>Ger.Red Asist.-RA Juliaca</text:p>
          </table:table-cell>
          <table:table-cell table:style-name="ce69" table:number-columns-repeated="4"/>
          <table:table-cell table:number-columns-repeated="1017"/>
        </table:table-row>
        <table:table-row table:style-name="ro2">
          <table:table-cell table:style-name="ce48" office:value-type="string">
            <text:p>B-D HI Moyobamba</text:p>
          </table:table-cell>
          <table:table-cell table:style-name="ce70" office:value-type="string">
            <text:p>D HI Moyobamba</text:p>
          </table:table-cell>
          <table:table-cell table:style-name="ce69" table:number-columns-repeated="5"/>
          <table:table-cell table:number-columns-repeated="1017"/>
        </table:table-row>
        <table:table-row table:style-name="ro1">
          <table:table-cell table:style-name="ce66" office:value-type="string">
            <text:p>B-H I Rioja</text:p>
          </table:table-cell>
          <table:table-cell table:style-name="ce72" office:value-type="string">
            <text:p>H I Rioj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CN Salud Rena</text:p>
          </table:table-cell>
          <table:table-cell table:style-name="ce70" office:value-type="string">
            <text:p>CN Salud Rena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INCOR</text:p>
          </table:table-cell>
          <table:table-cell table:style-name="ce70" office:value-type="string">
            <text:p>INCOR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STAE</text:p>
          </table:table-cell>
          <table:table-cell table:style-name="ce70" office:value-type="string">
            <text:p>STAE</text:p>
          </table:table-cell>
          <table:table-cell table:style-name="ce69" table:number-columns-repeated="5"/>
          <table:table-cell table:number-columns-repeated="1017"/>
        </table:table-row>
        <table:table-row table:style-name="ro10">
          <table:table-cell table:style-name="ce67" office:value-type="string">
            <text:p>B-AFESSALUD-SEDE_CENTRAL</text:p>
          </table:table-cell>
          <table:table-cell table:style-name="ce70" office:value-type="string">
            <text:p>AFESSALUD-SEDE_CENTRAL</text:p>
          </table:table-cell>
          <table:table-cell table:style-name="ce69" table:number-columns-repeated="5"/>
          <table:table-cell table:number-columns-repeated="1017"/>
        </table:table-row>
        <table:table-row table:style-name="ro10">
          <table:table-cell table:style-name="ce67" office:value-type="string">
            <text:p>B-AFESSALUD-CRUEN</text:p>
          </table:table-cell>
          <table:table-cell table:style-name="ce70" office:value-type="string">
            <text:p>AFESSALUD-CRUEN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SG At.D.PADOMI</text:p>
          </table:table-cell>
          <table:table-cell table:style-name="ce70" office:value-type="string">
            <text:p>SG At.D.PADOMI</text:p>
          </table:table-cell>
          <table:table-cell table:style-name="ce69" table:number-columns-repeated="5"/>
          <table:table-cell table:number-columns-repeated="1017"/>
        </table:table-row>
        <table:table-row table:style-name="ro2">
          <table:table-cell table:style-name="ce52" office:value-type="string">
            <text:p>B-SG Proy Espec</text:p>
          </table:table-cell>
          <table:table-cell table:style-name="ce70" office:value-type="string">
            <text:p>SG Proy Espec</text:p>
          </table:table-cell>
          <table:table-cell table:style-name="ce70" office:value-type="string">
            <text:p>CEPRIT</text:p>
          </table:table-cell>
          <table:table-cell table:style-name="ce69" table:number-columns-repeated="4"/>
          <table:table-cell table:number-columns-repeated="1017"/>
        </table:table-row>
        <table:table-row table:style-name="ro1">
          <table:table-cell/>
          <table:table-cell table:style-name="ce73"/>
          <table:table-cell table:number-columns-repeated="1022"/>
        </table:table-row>
        <table:table-row table:style-name="ro12" table:number-rows-repeated="1048449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2" table:style-name="ta2">
        <table:table-column table:style-name="co6" table:default-cell-style-name="ce89"/>
        <table:table-column table:style-name="co7" table:default-cell-style-name="ce91"/>
        <table:table-column table:style-name="co8" table:default-cell-style-name="ce94"/>
        <table:table-column table:style-name="co9" table:default-cell-style-name="ce91"/>
        <table:table-column table:style-name="co10" table:number-columns-repeated="2" table:default-cell-style-name="ce91"/>
        <table:table-column table:style-name="co4" table:number-columns-repeated="5" table:default-cell-style-name="ce91"/>
        <table:table-column table:style-name="co5" table:number-columns-repeated="1013" table:default-cell-style-name="ce91"/>
        <table:table-row table:style-name="ro1">
          <table:table-cell table:style-name="ce33" office:value-type="string">
            <text:p>codigo_base</text:p>
          </table:table-cell>
          <table:table-cell table:style-name="ce33" office:value-type="string">
            <text:p>secretario_general</text:p>
          </table:table-cell>
          <table:table-cell table:style-name="ce33" office:value-type="string">
            <text:p>ini_gestion</text:p>
          </table:table-cell>
          <table:table-cell table:style-name="ce33" office:value-type="string">
            <text:p>vct_gestion</text:p>
          </table:table-cell>
          <table:table-cell table:style-name="ce33" office:value-type="string">
            <text:p>numero_celular</text:p>
          </table:table-cell>
          <table:table-cell table:style-name="ce33" office:value-type="string">
            <text:p>email</text:p>
          </table:table-cell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14">
          <table:table-cell table:style-name="ce34" office:value-type="string">
            <text:p>B-HIV Sabogal</text:p>
          </table:table-cell>
          <table:table-cell table:style-name="ce90" office:value-type="string">
            <text:p>VARGAS CAMARENA MARLENE ELIZABETH</text:p>
          </table:table-cell>
          <table:table-cell table:style-name="ce92" office:value-type="date" office:date-value="2011-07-15">
            <text:p>15/07/2011</text:p>
          </table:table-cell>
          <table:table-cell table:style-name="ce92" table:formula="of:=DATE(YEAR([.C2])+3;MONTH([.C2]);DAY([.C2]))" office:value-type="date" office:date-value="2014-07-15">
            <text:p>15/07/2014</text:p>
          </table:table-cell>
          <table:table-cell table:style-name="ce95"/>
          <table:table-cell/>
          <table:table-cell table:style-name="ce95"/>
          <table:table-cell table:style-name="ce94" table:number-columns-repeated="4"/>
          <table:table-cell table:number-columns-repeated="1013"/>
        </table:table-row>
        <table:table-row table:style-name="ro14">
          <table:table-cell table:style-name="ce34" office:value-type="string">
            <text:p>B-HII G.Lanatta</text:p>
          </table:table-cell>
          <table:table-cell table:style-name="ce90" office:value-type="string">
            <text:p>HIJAR DIAZ ROSA MERCEDES</text:p>
          </table:table-cell>
          <table:table-cell table:style-name="ce92" office:value-type="date" office:date-value="2013-06-15">
            <text:p>15/06/2013</text:p>
          </table:table-cell>
          <table:table-cell table:style-name="ce92" table:formula="of:=DATE(YEAR([.C3])+3;MONTH([.C3]);DAY([.C3]))" office:value-type="date" office:date-value="2016-06-15">
            <text:p>15/06/2016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14">
          <table:table-cell table:style-name="ce34" office:value-type="string">
            <text:p>B-H I M Molina</text:p>
          </table:table-cell>
          <table:table-cell table:style-name="ce90" office:value-type="string">
            <text:p>VARGAS VALVERDE ELODIA</text:p>
          </table:table-cell>
          <table:table-cell table:style-name="ce93" office:value-type="date" office:date-value="2012-10-15">
            <text:p>15/10/2012</text:p>
          </table:table-cell>
          <table:table-cell table:style-name="ce92" table:formula="of:=DATE(YEAR([.C4])+3;MONTH([.C4]);DAY([.C4]))" office:value-type="date" office:date-value="2015-10-15">
            <text:p>15/10/2015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4" office:value-type="string">
            <text:p>B-Pol.Hn.Donrose</text:p>
          </table:table-cell>
          <table:table-cell table:style-name="ce90" office:value-type="string">
            <text:p>RAMIREZ MATTA EVA RAQUEL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5])+3;MONTH([.C5]);DAY([.C5]))" office:value-type="date" office:date-value="2016-03-15">
            <text:p>15/03/2016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4" office:value-type="string">
            <text:p>B-H I Mongrut</text:p>
          </table:table-cell>
          <table:table-cell table:style-name="ce90" office:value-type="string">
            <text:p>LUNA LOPEZ ADA GABRIELA</text:p>
          </table:table-cell>
          <table:table-cell table:style-name="ce93" office:value-type="date" office:date-value="2012-08-15">
            <text:p>15/08/2012</text:p>
          </table:table-cell>
          <table:table-cell table:style-name="ce92" table:formula="of:=DATE(YEAR([.C6])+3;MONTH([.C6]);DAY([.C6]))" office:value-type="date" office:date-value="2015-08-15">
            <text:p>15/08/2015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4" office:value-type="string">
            <text:p>B-Pol.Pdo Arbulu</text:p>
          </table:table-cell>
          <table:table-cell table:style-name="ce90" office:value-type="string">
            <text:p>COLAN VASQUEZ AIDA ESPERANZA</text:p>
          </table:table-cell>
          <table:table-cell table:style-name="ce93" office:value-type="date" office:date-value="2012-11-15">
            <text:p>15/11/2012</text:p>
          </table:table-cell>
          <table:table-cell table:style-name="ce92" table:formula="of:=DATE(YEAR([.C7])+3;MONTH([.C7]);DAY([.C7]))" office:value-type="date" office:date-value="2015-11-15">
            <text:p>15/11/2015</text:p>
          </table:table-cell>
          <table:table-cell table:number-columns-repeated="1020"/>
        </table:table-row>
        <table:table-row table:style-name="ro2">
          <table:table-cell table:style-name="ce34" office:value-type="string">
            <text:p>B-H II Luis Negr</text:p>
          </table:table-cell>
          <table:table-cell table:style-name="ce90" office:value-type="string">
            <text:p>VARGAS VALCARCEL OLGA</text:p>
          </table:table-cell>
          <table:table-cell table:style-name="ce93" office:value-type="date" office:date-value="2012-05-15">
            <text:p>15/05/2012</text:p>
          </table:table-cell>
          <table:table-cell table:style-name="ce92" table:formula="of:=DATE(YEAR([.C8])+3;MONTH([.C8]);DAY([.C8]))" office:value-type="date" office:date-value="2015-05-15">
            <text:p>15/05/2015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4" office:value-type="string">
            <text:p>B-Pol. Fiori</text:p>
          </table:table-cell>
          <table:table-cell table:style-name="ce90" office:value-type="string">
            <text:p>ORTIZ CUADROS MARIBEL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9])+3;MONTH([.C9]);DAY([.C9]))" office:value-type="date" office:date-value="2016-03-15">
            <text:p>15/03/2016</text:p>
          </table:table-cell>
          <table:table-cell table:number-columns-repeated="1020"/>
        </table:table-row>
        <table:table-row table:style-name="ro2">
          <table:table-cell table:style-name="ce34" office:value-type="string">
            <text:p>B-Pol.Ped.Reyes</text:p>
          </table:table-cell>
          <table:table-cell table:style-name="ce90" office:value-type="string">
            <text:p>BONILLA ALVA JUANITA ELIZABETH</text:p>
          </table:table-cell>
          <table:table-cell table:style-name="ce93" office:value-type="date" office:date-value="2013-05-15">
            <text:p>15/05/2013</text:p>
          </table:table-cell>
          <table:table-cell table:style-name="ce92" table:formula="of:=DATE(YEAR([.C10])+3;MONTH([.C10]);DAY([.C10]))" office:value-type="date" office:date-value="2016-05-15">
            <text:p>15/05/2016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4" office:value-type="string">
            <text:p>B-Pol.Bellavista</text:p>
          </table:table-cell>
          <table:table-cell table:style-name="ce90" office:value-type="string">
            <text:p>ROJAS ESPINOZA LUIS ANGEL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11])+3;MONTH([.C11]);DAY([.C11]))" office:value-type="date" office:date-value="2016-01-15">
            <text:p>15/01/2016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G.HN Almenara</text:p>
          </table:table-cell>
          <table:table-cell table:style-name="ce90" office:value-type="string">
            <text:p>FIGUEROA FERNANDEZ ELBA</text:p>
          </table:table-cell>
          <table:table-cell table:style-name="ce93" office:value-type="date" office:date-value="2012-03-15">
            <text:p>15/03/2012</text:p>
          </table:table-cell>
          <table:table-cell table:style-name="ce92" table:formula="of:=DATE(YEAR([.C12])+3;MONTH([.C12]);DAY([.C12]))" office:value-type="date" office:date-value="2015-03-15">
            <text:p>15/03/2015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H III Emg.Grau</text:p>
          </table:table-cell>
          <table:table-cell table:style-name="ce90" office:value-type="string">
            <text:p>FLORES ROSALES JUAN JOSE</text:p>
          </table:table-cell>
          <table:table-cell table:style-name="ce93" office:value-type="date" office:date-value="2011-12-15">
            <text:p>15/12/2011</text:p>
          </table:table-cell>
          <table:table-cell table:style-name="ce92" table:formula="of:=DATE(YEAR([.C13])+3;MONTH([.C13]);DAY([.C13]))" office:value-type="date" office:date-value="2014-12-15">
            <text:p>15/12/2014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H II Vitarte</text:p>
          </table:table-cell>
          <table:table-cell table:style-name="ce90" office:value-type="string">
            <text:p>CHAVEZ DURAND TERESA CECILIA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14])+3;MONTH([.C14]);DAY([.C14]))" office:value-type="date" office:date-value="2014-04-15">
            <text:p>15/04/2014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H I Diaz Ufano</text:p>
          </table:table-cell>
          <table:table-cell table:style-name="ce90" office:value-type="string">
            <text:p>CORDERO ESPINOZA ELBA</text:p>
          </table:table-cell>
          <table:table-cell table:style-name="ce93" office:value-type="date" office:date-value="2009-05-15">
            <text:p>15/05/2009</text:p>
          </table:table-cell>
          <table:table-cell table:style-name="ce92" table:formula="of:=DATE(YEAR([.C15])+3;MONTH([.C15]);DAY([.C15]))" office:value-type="date" office:date-value="2012-05-15">
            <text:p>15/05/2012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HI V. Bernales</text:p>
          </table:table-cell>
          <table:table-cell table:style-name="ce90" office:value-type="string">
            <text:p>PASTOR SERRANO CELINA GRIMANESA</text:p>
          </table:table-cell>
          <table:table-cell table:style-name="ce93" office:value-type="date" office:date-value="2011-07-15">
            <text:p>15/07/2011</text:p>
          </table:table-cell>
          <table:table-cell table:style-name="ce92" table:formula="of:=DATE(YEAR([.C16])+3;MONTH([.C16]);DAY([.C16]))" office:value-type="date" office:date-value="2014-07-15">
            <text:p>15/07/2014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Pol. Castilla</text:p>
          </table:table-cell>
          <table:table-cell table:style-name="ce90" office:value-type="string">
            <text:p>MENDOZA BROOK DE ESPINOZA MARIA LUCIA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17])+3;MONTH([.C17]);DAY([.C17]))" office:value-type="date" office:date-value="2015-04-15">
            <text:p>15/04/2015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Pol. Chosica</text:p>
          </table:table-cell>
          <table:table-cell table:style-name="ce90" office:value-type="string">
            <text:p>ZAGASTIZABAL VARGAS EMMA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18])+3;MONTH([.C18]);DAY([.C18]))" office:value-type="date" office:date-value="2015-04-15">
            <text:p>15/04/2015</text:p>
          </table:table-cell>
          <table:table-cell table:style-name="ce95"/>
          <table:table-cell/>
          <table:table-cell table:style-name="ce95"/>
          <table:table-cell table:style-name="ce94" table:number-columns-repeated="3"/>
          <table:table-cell table:number-columns-repeated="1014"/>
        </table:table-row>
        <table:table-row table:style-name="ro2">
          <table:table-cell table:style-name="ce35" office:value-type="string">
            <text:p>B-Pol.F.Pizarro</text:p>
          </table:table-cell>
          <table:table-cell table:style-name="ce90" office:value-type="string">
            <text:p>PEÑA GAMARRA GABI MARITZA</text:p>
          </table:table-cell>
          <table:table-cell table:style-name="ce93" office:value-type="date" office:date-value="2013-12-15">
            <text:p>15/12/2013</text:p>
          </table:table-cell>
          <table:table-cell table:style-name="ce92" table:formula="of:=DATE(YEAR([.C19])+3;MONTH([.C19]);DAY([.C19]))" office:value-type="date" office:date-value="2016-12-15">
            <text:p>15/12/2016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B-Pol. San Luis</text:p>
          </table:table-cell>
          <table:table-cell table:style-name="ce90" office:value-type="string">
            <text:p>PALACIOS CASUSOL ROSANA</text:p>
          </table:table-cell>
          <table:table-cell table:style-name="ce93" office:value-type="date" office:date-value="2011-12-15">
            <text:p>15/12/2011</text:p>
          </table:table-cell>
          <table:table-cell table:style-name="ce92" table:formula="of:=DATE(YEAR([.C20])+3;MONTH([.C20]);DAY([.C20]))" office:value-type="date" office:date-value="2014-12-15">
            <text:p>15/12/2014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B-H II SI.Labrad</text:p>
          </table:table-cell>
          <table:table-cell table:style-name="ce90" office:value-type="string">
            <text:p>OLIVAR NAVARRO PAOLA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21])+3;MONTH([.C21]);DAY([.C21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B-Pol. Agustino</text:p>
          </table:table-cell>
          <table:table-cell table:style-name="ce90" office:value-type="string">
            <text:p>BARREROS LOPEZ YESELA PATRICIA</text:p>
          </table:table-cell>
          <table:table-cell table:style-name="ce93" office:value-type="date" office:date-value="2012-12-15">
            <text:p>15/12/2012</text:p>
          </table:table-cell>
          <table:table-cell table:style-name="ce92" table:formula="of:=DATE(YEAR([.C22])+3;MONTH([.C22]);DAY([.C22]))" office:value-type="date" office:date-value="2015-12-15">
            <text:p>15/12/2015</text:p>
          </table:table-cell>
          <table:table-cell table:number-columns-repeated="1020"/>
        </table:table-row>
        <table:table-row table:style-name="ro2">
          <table:table-cell table:style-name="ce35" office:value-type="string">
            <text:p>B-Pol. Huaycan</text:p>
          </table:table-cell>
          <table:table-cell table:style-name="ce90" office:value-type="string">
            <text:p>CARRASCO GUTIERREZ AYME</text:p>
          </table:table-cell>
          <table:table-cell table:style-name="ce93" office:value-type="date" office:date-value="2011-05-15">
            <text:p>15/05/2011</text:p>
          </table:table-cell>
          <table:table-cell table:style-name="ce92" table:formula="of:=DATE(YEAR([.C23])+3;MONTH([.C23]);DAY([.C23]))" office:value-type="date" office:date-value="2014-05-15">
            <text:p>15/05/2014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G HN Rebagliat</text:p>
          </table:table-cell>
          <table:table-cell table:style-name="ce90" office:value-type="string">
            <text:p>CUELLAR MERINO LUIS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24])+3;MONTH([.C24]);DAY([.C24]))" office:value-type="date" office:date-value="2016-01-15">
            <text:p>15/01/2016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H III Sua-Ang</text:p>
          </table:table-cell>
          <table:table-cell table:style-name="ce90" office:value-type="string">
            <text:p>ZANABRIA COLI DORIS</text:p>
          </table:table-cell>
          <table:table-cell table:style-name="ce93" office:value-type="date" office:date-value="2011-10-15">
            <text:p>15/10/2011</text:p>
          </table:table-cell>
          <table:table-cell table:style-name="ce92" table:formula="of:=DATE(YEAR([.C25])+3;MONTH([.C25]);DAY([.C25]))" office:value-type="date" office:date-value="2014-10-15">
            <text:p>15/10/2014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H II Canete</text:p>
          </table:table-cell>
          <table:table-cell table:style-name="ce90" office:value-type="string">
            <text:p>CASAS QUISPIALAYA NANCY</text:p>
          </table:table-cell>
          <table:table-cell table:style-name="ce93" office:value-type="date" office:date-value="2012-11-15">
            <text:p>15/11/2012</text:p>
          </table:table-cell>
          <table:table-cell table:style-name="ce92" table:formula="of:=DATE(YEAR([.C26])+3;MONTH([.C26]);DAY([.C26]))" office:value-type="date" office:date-value="2015-11-15">
            <text:p>15/11/2015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HI U.Rocca F.</text:p>
          </table:table-cell>
          <table:table-cell table:style-name="ce90" office:value-type="string">
            <text:p>CHAVEZ RODRIGUEZ ROSA MERCEDES</text:p>
          </table:table-cell>
          <table:table-cell table:style-name="ce93" office:value-type="date" office:date-value="2010-01-15">
            <text:p>15/01/2010</text:p>
          </table:table-cell>
          <table:table-cell table:style-name="ce92" table:formula="of:=DATE(YEAR([.C27])+3;MONTH([.C27]);DAY([.C27]))" office:value-type="date" office:date-value="2013-01-15">
            <text:p>15/01/2013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HI C.Alcantara</text:p>
          </table:table-cell>
          <table:table-cell table:style-name="ce90" office:value-type="string">
            <text:p>VALDIVIA BALLESTEROS RUTH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28])+3;MONTH([.C28]);DAY([.C28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P.Bermudez</text:p>
          </table:table-cell>
          <table:table-cell table:style-name="ce90" office:value-type="string">
            <text:p>ABANTO URBINA MARIA JULIA</text:p>
          </table:table-cell>
          <table:table-cell table:style-name="ce93" office:value-type="date" office:date-value="2011-10-15">
            <text:p>15/10/2011</text:p>
          </table:table-cell>
          <table:table-cell table:style-name="ce92" table:formula="of:=DATE(YEAR([.C29])+3;MONTH([.C29]);DAY([.C29]))" office:value-type="date" office:date-value="2014-10-15">
            <text:p>15/10/2014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 Chincha</text:p>
          </table:table-cell>
          <table:table-cell table:style-name="ce90" office:value-type="string">
            <text:p>HUANCAYA TRAVI CARMEN</text:p>
          </table:table-cell>
          <table:table-cell table:style-name="ce93" office:value-type="date" office:date-value="2012-09-15">
            <text:p>15/09/2012</text:p>
          </table:table-cell>
          <table:table-cell table:style-name="ce92" table:formula="of:=DATE(YEAR([.C30])+3;MONTH([.C30]);DAY([.C30]))" office:value-type="date" office:date-value="2015-09-15">
            <text:p>15/09/2015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 Proceres</text:p>
          </table:table-cell>
          <table:table-cell table:style-name="ce90" office:value-type="string">
            <text:p>CUEVA PINEDA GLORIA MARLENE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31])+3;MONTH([.C31]);DAY([.C31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Vil. Maria</text:p>
          </table:table-cell>
          <table:table-cell table:style-name="ce90" office:value-type="string">
            <text:p>AMPUERO CERVANTES RINA</text:p>
          </table:table-cell>
          <table:table-cell table:style-name="ce93" office:value-type="date" office:date-value="2013-05-15">
            <text:p>15/05/2013</text:p>
          </table:table-cell>
          <table:table-cell table:style-name="ce92" table:formula="of:=DATE(YEAR([.C32])+3;MONTH([.C32]);DAY([.C32]))" office:value-type="date" office:date-value="2016-05-15">
            <text:p>15/05/2016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Surquillo</text:p>
          </table:table-cell>
          <table:table-cell table:style-name="ce90" office:value-type="string">
            <text:p>ARIAS MELGAREJO SYLVIA ELIZABETH</text:p>
          </table:table-cell>
          <table:table-cell table:style-name="ce93" office:value-type="date" office:date-value="2013-06-15">
            <text:p>15/06/2013</text:p>
          </table:table-cell>
          <table:table-cell table:style-name="ce92" table:formula="of:=DATE(YEAR([.C33])+3;MONTH([.C33]);DAY([.C33]))" office:value-type="date" office:date-value="2016-06-15">
            <text:p>15/06/2016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CAP III Los PrS</text:p>
          </table:table-cell>
          <table:table-cell table:style-name="ce90" office:value-type="string">
            <text:p>JUAREZ ZEGARRA JENNY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34])+3;MONTH([.C34]);DAY([.C34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Jj.Rodrigu</text:p>
          </table:table-cell>
          <table:table-cell table:style-name="ce90" office:value-type="string">
            <text:p>MENDOZA NEYRA CRISTEL MERCEDES</text:p>
          </table:table-cell>
          <table:table-cell table:style-name="ce93" office:value-type="date" office:date-value="2013-10-15">
            <text:p>15/10/2013</text:p>
          </table:table-cell>
          <table:table-cell table:style-name="ce92" table:formula="of:=DATE(YEAR([.C35])+3;MONTH([.C35]);DAY([.C35]))" office:value-type="date" office:date-value="2016-10-15">
            <text:p>15/10/2016</text:p>
          </table:table-cell>
          <table:table-cell table:number-columns-repeated="1020"/>
        </table:table-row>
        <table:table-row table:style-name="ro2">
          <table:table-cell table:style-name="ce36" office:value-type="string">
            <text:p>B-Pol.Sta.Cruz</text:p>
          </table:table-cell>
          <table:table-cell table:style-name="ce90" office:value-type="string">
            <text:p>PACORA BAZALAR VIVIANA</text:p>
          </table:table-cell>
          <table:table-cell table:style-name="ce93" office:value-type="date" office:date-value="2012-03-15">
            <text:p>15/03/2012</text:p>
          </table:table-cell>
          <table:table-cell table:style-name="ce92" table:formula="of:=DATE(YEAR([.C36])+3;MONTH([.C36]);DAY([.C36]))" office:value-type="date" office:date-value="2015-03-15">
            <text:p>15/03/2015</text:p>
          </table:table-cell>
          <table:table-cell table:number-columns-repeated="1020"/>
        </table:table-row>
        <table:table-row table:style-name="ro2">
          <table:table-cell table:style-name="ce37" office:value-type="string">
            <text:p>B-Dir H I Cortez</text:p>
          </table:table-cell>
          <table:table-cell table:style-name="ce90" office:value-type="string">
            <text:p>CARHUACHIN CALDERON CHELA MARCELINA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37])+3;MONTH([.C37]);DAY([.C37]))" office:value-type="date" office:date-value="2016-03-15">
            <text:p>15/03/2016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D HIII Heredia</text:p>
          </table:table-cell>
          <table:table-cell table:style-name="ce90" office:value-type="string">
            <text:p>GONZALEZ RAMIREZ CAROLINA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38])+3;MONTH([.C38]);DAY([.C38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Inst.Per.Oftal</text:p>
          </table:table-cell>
          <table:table-cell table:style-name="ce90" office:value-type="string">
            <text:p>VITONERA INFANTE SORIA MERCEDES</text:p>
          </table:table-cell>
          <table:table-cell table:style-name="ce93" office:value-type="date" office:date-value="2011-10-15">
            <text:p>15/10/2011</text:p>
          </table:table-cell>
          <table:table-cell table:style-name="ce92" table:formula="of:=DATE(YEAR([.C39])+3;MONTH([.C39]);DAY([.C39]))" office:value-type="date" office:date-value="2014-10-15">
            <text:p>15/10/2014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H II Reategui</text:p>
          </table:table-cell>
          <table:table-cell table:style-name="ce90" office:value-type="string">
            <text:p>OLAYA DE IZQUIERDO DEYSI GUERRA</text:p>
          </table:table-cell>
          <table:table-cell table:style-name="ce93" office:value-type="date" office:date-value="2012-03-15">
            <text:p>15/03/2012</text:p>
          </table:table-cell>
          <table:table-cell table:style-name="ce92" table:formula="of:=DATE(YEAR([.C40])+3;MONTH([.C40]);DAY([.C40]))" office:value-type="date" office:date-value="2015-03-15">
            <text:p>15/03/2015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H II Talara</text:p>
          </table:table-cell>
          <table:table-cell table:style-name="ce90" office:value-type="string">
            <text:p>VIERA CARREÑO DALILA ELIZABETH</text:p>
          </table:table-cell>
          <table:table-cell table:style-name="ce93" office:value-type="date" office:date-value="2013-06-15">
            <text:p>15/06/2013</text:p>
          </table:table-cell>
          <table:table-cell table:style-name="ce92" table:formula="of:=DATE(YEAR([.C41])+3;MONTH([.C41]);DAY([.C41]))" office:value-type="date" office:date-value="2016-06-15">
            <text:p>15/06/2016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H I M Cruzado</text:p>
          </table:table-cell>
          <table:table-cell table:style-name="ce90" office:value-type="string">
            <text:p>NICOLA JUAREZ TOMASA</text:p>
          </table:table-cell>
          <table:table-cell table:style-name="ce93" office:value-type="date" office:date-value="2012-01-15">
            <text:p>15/01/2012</text:p>
          </table:table-cell>
          <table:table-cell table:style-name="ce92" table:formula="of:=DATE(YEAR([.C42])+3;MONTH([.C42]);DAY([.C42]))" office:value-type="date" office:date-value="2015-01-15">
            <text:p>15/01/2015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H I Sullana</text:p>
          </table:table-cell>
          <table:table-cell table:style-name="ce90" office:value-type="string">
            <text:p>HUERTA CARRION YULIZA</text:p>
          </table:table-cell>
          <table:table-cell table:style-name="ce93" office:value-type="date" office:date-value="2008-07-15">
            <text:p>15/07/2008</text:p>
          </table:table-cell>
          <table:table-cell table:style-name="ce92" table:formula="of:=DATE(YEAR([.C43])+3;MONTH([.C43]);DAY([.C43]))" office:value-type="date" office:date-value="2011-07-15">
            <text:p>15/07/2011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HN Aguinaga</text:p>
          </table:table-cell>
          <table:table-cell table:style-name="ce90" office:value-type="string">
            <text:p>VILLALOBOS CACHAY LISSET</text:p>
          </table:table-cell>
          <table:table-cell table:style-name="ce93" office:value-type="date" office:date-value="2013-08-15">
            <text:p>15/08/2013</text:p>
          </table:table-cell>
          <table:table-cell table:style-name="ce92" table:formula="of:=DATE(YEAR([.C44])+3;MONTH([.C44]);DAY([.C44]))" office:value-type="date" office:date-value="2016-08-15">
            <text:p>15/08/2016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H II Jaen</text:p>
          </table:table-cell>
          <table:table-cell table:style-name="ce90" office:value-type="string">
            <text:p>ALDANA GONZAGA ELMER</text:p>
          </table:table-cell>
          <table:table-cell table:style-name="ce93" office:value-type="date" office:date-value="2012-03-15">
            <text:p>15/03/2012</text:p>
          </table:table-cell>
          <table:table-cell table:style-name="ce92" table:formula="of:=DATE(YEAR([.C45])+3;MONTH([.C45]);DAY([.C45]))" office:value-type="date" office:date-value="2015-03-15">
            <text:p>15/03/2015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H I Chepen</text:p>
          </table:table-cell>
          <table:table-cell table:style-name="ce90" office:value-type="string">
            <text:p>MENDOZA QUIÑONES LILIANA</text:p>
          </table:table-cell>
          <table:table-cell table:style-name="ce93" office:value-type="date" office:date-value="2011-05-15">
            <text:p>15/05/2011</text:p>
          </table:table-cell>
          <table:table-cell table:style-name="ce92" table:formula="of:=DATE(YEAR([.C46])+3;MONTH([.C46]);DAY([.C46]))" office:value-type="date" office:date-value="2014-05-15">
            <text:p>15/05/2014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H I A Arbulu</text:p>
          </table:table-cell>
          <table:table-cell table:style-name="ce90" office:value-type="string">
            <text:p>MENDOZA AZCURRA MARINA JACKELINE</text:p>
          </table:table-cell>
          <table:table-cell table:style-name="ce93" office:value-type="date" office:date-value="2010-03-15">
            <text:p>15/03/2010</text:p>
          </table:table-cell>
          <table:table-cell table:style-name="ce92" table:formula="of:=DATE(YEAR([.C47])+3;MONTH([.C47]);DAY([.C47]))" office:value-type="date" office:date-value="2013-03-15">
            <text:p>15/03/2013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H I Naylamp</text:p>
          </table:table-cell>
          <table:table-cell table:style-name="ce90" office:value-type="string">
            <text:p>FERNANDEZ PINO ELVA GABRIELA</text:p>
          </table:table-cell>
          <table:table-cell table:style-name="ce93" office:value-type="date" office:date-value="2009-08-15">
            <text:p>15/08/2009</text:p>
          </table:table-cell>
          <table:table-cell table:style-name="ce92" table:formula="of:=DATE(YEAR([.C48])+3;MONTH([.C48]);DAY([.C48]))" office:value-type="date" office:date-value="2012-08-15">
            <text:p>15/08/2012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Pol.A Gavidia</text:p>
          </table:table-cell>
          <table:table-cell table:style-name="ce90" office:value-type="string">
            <text:p>LIMO ROJAS ROSSANA</text:p>
          </table:table-cell>
          <table:table-cell table:style-name="ce93" office:value-type="date" office:date-value="2008-03-15">
            <text:p>15/03/2008</text:p>
          </table:table-cell>
          <table:table-cell table:style-name="ce92" table:formula="of:=DATE(YEAR([.C49])+3;MONTH([.C49]);DAY([.C49]))" office:value-type="date" office:date-value="2011-03-15">
            <text:p>15/03/2011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Pol.C Castaned</text:p>
          </table:table-cell>
          <table:table-cell table:style-name="ce90" office:value-type="string">
            <text:p>CORONADO TORO SANTOS DEL ROSARIO</text:p>
          </table:table-cell>
          <table:table-cell table:style-name="ce93" office:value-type="date" office:date-value="2014-01-15">
            <text:p>15/01/2014</text:p>
          </table:table-cell>
          <table:table-cell table:style-name="ce92" table:formula="of:=DATE(YEAR([.C50])+3;MONTH([.C50]);DAY([.C50]))" office:value-type="date" office:date-value="2017-01-15">
            <text:p>15/01/2017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Pol.Clyo.Oeste</text:p>
          </table:table-cell>
          <table:table-cell table:style-name="ce90" office:value-type="string">
            <text:p>SERQUEN CONTRERAS MARIA ANTONIETA</text:p>
          </table:table-cell>
          <table:table-cell table:style-name="ce93" office:value-type="date" office:date-value="2009-03-15">
            <text:p>15/03/2009</text:p>
          </table:table-cell>
          <table:table-cell table:style-name="ce92" table:formula="of:=DATE(YEAR([.C51])+3;MONTH([.C51]);DAY([.C51]))" office:value-type="date" office:date-value="2012-03-15">
            <text:p>15/03/2012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Pol.M Manrique</text:p>
          </table:table-cell>
          <table:table-cell table:style-name="ce90" office:value-type="string">
            <text:p>MORETO NARBAYES ANTONIO</text:p>
          </table:table-cell>
          <table:table-cell table:style-name="ce93" office:value-type="date" office:date-value="2011-12-15">
            <text:p>15/12/2011</text:p>
          </table:table-cell>
          <table:table-cell table:style-name="ce92" table:formula="of:=DATE(YEAR([.C52])+3;MONTH([.C52]);DAY([.C52]))" office:value-type="date" office:date-value="2014-12-15">
            <text:p>15/12/2014</text:p>
          </table:table-cell>
          <table:table-cell table:number-columns-repeated="1020"/>
        </table:table-row>
        <table:table-row table:style-name="ro2">
          <table:table-cell table:style-name="ce39" office:value-type="string">
            <text:p>B-H II Luis E. Ha</text:p>
          </table:table-cell>
          <table:table-cell table:style-name="ce90" office:value-type="string">
            <text:p>COTRINA DE <text:s/>ARELLANO ELIZABETH DEL ROSARIO</text:p>
          </table:table-cell>
          <table:table-cell table:style-name="ce93" office:value-type="date" office:date-value="2012-10-15">
            <text:p>15/10/2012</text:p>
          </table:table-cell>
          <table:table-cell table:style-name="ce92" table:formula="of:=DATE(YEAR([.C53])+3;MONTH([.C53]);DAY([.C53]))" office:value-type="date" office:date-value="2015-10-15">
            <text:p>15/10/2015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B-D HII Cajamarc</text:p>
          </table:table-cell>
          <table:table-cell table:style-name="ce90" office:value-type="string">
            <text:p>DIAZ VARGAS JEANETTE DOMITILA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54])+3;MONTH([.C54]);DAY([.C54]))" office:value-type="date" office:date-value="2016-01-15">
            <text:p>15/01/2016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B-Dir H I H Urco</text:p>
          </table:table-cell>
          <table:table-cell table:style-name="ce90" office:value-type="string">
            <text:p>VILLANUEVA VASQUEZ STELA KARIM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55])+3;MONTH([.C55]);DAY([.C55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B-HI H. Cenepa</text:p>
          </table:table-cell>
          <table:table-cell table:style-name="ce90" office:value-type="string">
            <text:p>CARPIO VILLEGAS AMADA</text:p>
          </table:table-cell>
          <table:table-cell table:style-name="ce93" office:value-type="date" office:date-value="2013-10-15">
            <text:p>15/10/2013</text:p>
          </table:table-cell>
          <table:table-cell table:style-name="ce92" table:formula="of:=DATE(YEAR([.C56])+3;MONTH([.C56]);DAY([.C56]))" office:value-type="date" office:date-value="2016-10-15">
            <text:p>15/10/2016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B-HI Bagua Grde</text:p>
          </table:table-cell>
          <table:table-cell table:style-name="ce90" office:value-type="string">
            <text:p>LAZO RAMOS CINTHIA RUTH</text:p>
          </table:table-cell>
          <table:table-cell table:style-name="ce93" office:value-type="date" office:date-value="2013-10-15">
            <text:p>15/10/2013</text:p>
          </table:table-cell>
          <table:table-cell table:style-name="ce92" table:formula="of:=DATE(YEAR([.C57])+3;MONTH([.C57]);DAY([.C57]))" office:value-type="date" office:date-value="2016-10-15">
            <text:p>15/10/2016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D HII Tarapoto</text:p>
          </table:table-cell>
          <table:table-cell table:style-name="ce90" office:value-type="string">
            <text:p>DIAZ DEL AGUILA MARIE CLAIRE</text:p>
          </table:table-cell>
          <table:table-cell table:style-name="ce93" office:value-type="date" office:date-value="2011-03-15">
            <text:p>15/03/2011</text:p>
          </table:table-cell>
          <table:table-cell table:style-name="ce92" table:formula="of:=DATE(YEAR([.C58])+3;MONTH([.C58]);DAY([.C58]))" office:value-type="date" office:date-value="2014-03-15">
            <text:p>15/03/2014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H I Juanjui</text:p>
          </table:table-cell>
          <table:table-cell table:style-name="ce90" office:value-type="string">
            <text:p>PEREIRA AIQUIPA HAMILTON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59])+3;MONTH([.C59]);DAY([.C59]))" office:value-type="date" office:date-value="2016-03-15">
            <text:p>15/03/2016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D HIV V Lazart</text:p>
          </table:table-cell>
          <table:table-cell table:style-name="ce90" office:value-type="string">
            <text:p>GARCIA AZAÑERO DE CHIRINOS MARIA ELENA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60])+3;MONTH([.C60]);DAY([.C60]))" office:value-type="date" office:date-value="2014-04-15">
            <text:p>15/04/2014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H II Chocope</text:p>
          </table:table-cell>
          <table:table-cell table:style-name="ce90" office:value-type="string">
            <text:p>BRIONES VASQUEZ EDDY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61])+3;MONTH([.C61]);DAY([.C61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H I Albrech</text:p>
          </table:table-cell>
          <table:table-cell table:style-name="ce90" office:value-type="string">
            <text:p>ZAVALETA RODRIGUEZ MARIA VICTORIA</text:p>
          </table:table-cell>
          <table:table-cell table:style-name="ce93" office:value-type="date" office:date-value="2012-05-15">
            <text:p>15/05/2012</text:p>
          </table:table-cell>
          <table:table-cell table:style-name="ce92" table:formula="of:=DATE(YEAR([.C62])+3;MONTH([.C62]);DAY([.C62]))" office:value-type="date" office:date-value="2015-05-15">
            <text:p>15/05/2015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H I F.de Mora</text:p>
          </table:table-cell>
          <table:table-cell table:style-name="ce90" office:value-type="string">
            <text:p>GUEVARA VALVERDE FANNY ELIZABETH</text:p>
          </table:table-cell>
          <table:table-cell table:style-name="ce93" office:value-type="date" office:date-value="2012-01-15">
            <text:p>15/01/2012</text:p>
          </table:table-cell>
          <table:table-cell table:style-name="ce92" table:formula="of:=DATE(YEAR([.C63])+3;MONTH([.C63]);DAY([.C63]))" office:value-type="date" office:date-value="2015-01-15">
            <text:p>15/01/2015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Pol.Pacasmayo</text:p>
          </table:table-cell>
          <table:table-cell table:style-name="ce90" office:value-type="string">
            <text:p>BERNAL PITTA ONELIA</text:p>
          </table:table-cell>
          <table:table-cell table:style-name="ce93" office:value-type="date" office:date-value="2012-08-15">
            <text:p>15/08/2012</text:p>
          </table:table-cell>
          <table:table-cell table:style-name="ce92" table:formula="of:=DATE(YEAR([.C64])+3;MONTH([.C64]);DAY([.C64]))" office:value-type="date" office:date-value="2015-08-15">
            <text:p>15/08/2015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Pol.Porvenir</text:p>
          </table:table-cell>
          <table:table-cell table:style-name="ce90" office:value-type="string">
            <text:p>PESANTES ARGOMEDO MELVA ROSA</text:p>
          </table:table-cell>
          <table:table-cell table:style-name="ce93" office:value-type="date" office:date-value="2013-08-15">
            <text:p>15/08/2013</text:p>
          </table:table-cell>
          <table:table-cell table:style-name="ce92" table:formula="of:=DATE(YEAR([.C65])+3;MONTH([.C65]);DAY([.C65]))" office:value-type="date" office:date-value="2016-08-15">
            <text:p>15/08/2016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Pol.La Esperan</text:p>
          </table:table-cell>
          <table:table-cell table:style-name="ce90" office:value-type="string">
            <text:p>NUÑEZ REYES MILLY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66])+3;MONTH([.C66]);DAY([.C66]))" office:value-type="date" office:date-value="2014-04-15">
            <text:p>15/04/2014</text:p>
          </table:table-cell>
          <table:table-cell table:number-columns-repeated="1020"/>
        </table:table-row>
        <table:table-row table:style-name="ro2">
          <table:table-cell table:style-name="ce43" office:value-type="string">
            <text:p>B-Pol.Moche</text:p>
          </table:table-cell>
          <table:table-cell table:style-name="ce90" office:value-type="string">
            <text:p>AZABACHE ANHUAMAN ILDA HAYDE</text:p>
          </table:table-cell>
          <table:table-cell table:style-name="ce93" office:value-type="date" office:date-value="2013-06-15">
            <text:p>15/06/2013</text:p>
          </table:table-cell>
          <table:table-cell table:style-name="ce92" table:formula="of:=DATE(YEAR([.C67])+3;MONTH([.C67]);DAY([.C67]))" office:value-type="date" office:date-value="2016-06-15">
            <text:p>15/06/2016</text:p>
          </table:table-cell>
          <table:table-cell table:number-columns-repeated="1020"/>
        </table:table-row>
        <table:table-row table:style-name="ro2">
          <table:table-cell table:style-name="ce76" office:value-type="string">
            <text:p>B-D HIII Chimbot</text:p>
          </table:table-cell>
          <table:table-cell table:style-name="ce90" office:value-type="string">
            <text:p>RIVERA GONZALES ROSA</text:p>
          </table:table-cell>
          <table:table-cell table:style-name="ce93" office:value-type="date" office:date-value="2009-12-15">
            <text:p>15/12/2009</text:p>
          </table:table-cell>
          <table:table-cell table:style-name="ce92" table:formula="of:=DATE(YEAR([.C68])+3;MONTH([.C68]);DAY([.C68]))" office:value-type="date" office:date-value="2012-12-15">
            <text:p>15/12/2012</text:p>
          </table:table-cell>
          <table:table-cell table:number-columns-repeated="1020"/>
        </table:table-row>
        <table:table-row table:style-name="ro2">
          <table:table-cell table:style-name="ce76" office:value-type="string">
            <text:p>B-H II Huaraz</text:p>
          </table:table-cell>
          <table:table-cell table:style-name="ce90" office:value-type="string">
            <text:p>MARIÑOS GOMEZ MARIELA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69])+3;MONTH([.C69]);DAY([.C69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76" office:value-type="string">
            <text:p>B-H I Cono Sur</text:p>
          </table:table-cell>
          <table:table-cell table:style-name="ce90" office:value-type="string">
            <text:p>ASMAT REYNA ROSA ELENA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70])+3;MONTH([.C70]);DAY([.C70]))" office:value-type="date" office:date-value="2014-04-15">
            <text:p>15/04/2014</text:p>
          </table:table-cell>
          <table:table-cell table:number-columns-repeated="1020"/>
        </table:table-row>
        <table:table-row table:style-name="ro2">
          <table:table-cell table:style-name="ce76" office:value-type="string">
            <text:p>B-CM Coishco</text:p>
          </table:table-cell>
          <table:table-cell table:style-name="ce90" office:value-type="string">
            <text:p>HUERTA MALCA SILVIA HAYDEE</text:p>
          </table:table-cell>
          <table:table-cell table:style-name="ce93" office:value-type="date" office:date-value="2000-01-01">
            <text:p>01/01/2000</text:p>
          </table:table-cell>
          <table:table-cell table:style-name="ce92" table:formula="of:=DATE(YEAR([.C71])+3;MONTH([.C71]);DAY([.C71]))" office:value-type="date" office:date-value="2003-01-01">
            <text:p>01/01/2003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N C Seguin</text:p>
          </table:table-cell>
          <table:table-cell table:style-name="ce90" office:value-type="string">
            <text:p>MURILLO CARCAMO FRANCISCA LIBIA</text:p>
          </table:table-cell>
          <table:table-cell table:style-name="ce93" office:value-type="date" office:date-value="2011-02-15">
            <text:p>15/02/2011</text:p>
          </table:table-cell>
          <table:table-cell table:style-name="ce92" table:formula="of:=DATE(YEAR([.C72])+3;MONTH([.C72]);DAY([.C72]))" office:value-type="date" office:date-value="2014-02-15">
            <text:p>15/02/2014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III Yanahuara</text:p>
          </table:table-cell>
          <table:table-cell table:style-name="ce90" office:value-type="string">
            <text:p>MAMANI CASTILLO BERTHA</text:p>
          </table:table-cell>
          <table:table-cell table:style-name="ce93" office:value-type="date" office:date-value="2011-12-15">
            <text:p>15/12/2011</text:p>
          </table:table-cell>
          <table:table-cell table:style-name="ce92" table:formula="of:=DATE(YEAR([.C73])+3;MONTH([.C73]);DAY([.C73]))" office:value-type="date" office:date-value="2014-12-15">
            <text:p>15/12/2014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 II M Torres</text:p>
          </table:table-cell>
          <table:table-cell table:style-name="ce90" office:value-type="string">
            <text:p>RAMOS TEJADA PAOLA</text:p>
          </table:table-cell>
          <table:table-cell table:style-name="ce93" office:value-type="date" office:date-value="2011-05-15">
            <text:p>15/05/2011</text:p>
          </table:table-cell>
          <table:table-cell table:style-name="ce92" table:formula="of:=DATE(YEAR([.C74])+3;MONTH([.C74]);DAY([.C74]))" office:value-type="date" office:date-value="2014-05-15">
            <text:p>15/05/2014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 I E Escomel</text:p>
          </table:table-cell>
          <table:table-cell table:style-name="ce90" office:value-type="string">
            <text:p>HUANCA QUIO PAULINA</text:p>
          </table:table-cell>
          <table:table-cell table:style-name="ce93" office:value-type="date" office:date-value="2012-05-15">
            <text:p>15/05/2012</text:p>
          </table:table-cell>
          <table:table-cell table:style-name="ce92" table:formula="of:=DATE(YEAR([.C75])+3;MONTH([.C75]);DAY([.C75]))" office:value-type="date" office:date-value="2015-05-15">
            <text:p>15/05/2015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 I S. Pastor</text:p>
          </table:table-cell>
          <table:table-cell table:style-name="ce90" office:value-type="string">
            <text:p>QUISPE MONTESINOS ANA PATRICIA</text:p>
          </table:table-cell>
          <table:table-cell table:style-name="ce93" office:value-type="date" office:date-value="2013-11-15">
            <text:p>15/11/2013</text:p>
          </table:table-cell>
          <table:table-cell table:style-name="ce92" table:formula="of:=DATE(YEAR([.C76])+3;MONTH([.C76]);DAY([.C76]))" office:value-type="date" office:date-value="2016-11-15">
            <text:p>15/11/2016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Pol.Metropolit</text:p>
          </table:table-cell>
          <table:table-cell table:style-name="ce90" office:value-type="string">
            <text:p>CHAVEZ BECERRA NILDA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77])+3;MONTH([.C77]);DAY([.C77]))" office:value-type="date" office:date-value="2014-04-15">
            <text:p>15/04/2014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CAP III M.S.Te</text:p>
          </table:table-cell>
          <table:table-cell table:style-name="ce90" office:value-type="string">
            <text:p>COAQUIRA COAQUIRA YENNY</text:p>
          </table:table-cell>
          <table:table-cell table:style-name="ce93" office:value-type="date" office:date-value="2011-07-15">
            <text:p>15/07/2011</text:p>
          </table:table-cell>
          <table:table-cell table:style-name="ce92" table:formula="of:=DATE(YEAR([.C78])+3;MONTH([.C78]);DAY([.C78]))" office:value-type="date" office:date-value="2014-07-15">
            <text:p>15/07/2014</text:p>
          </table:table-cell>
          <table:table-cell table:number-columns-repeated="1020"/>
        </table:table-row>
        <table:table-row table:style-name="ro2">
          <table:table-cell table:style-name="ce37" office:value-type="string">
            <text:p>B-D HII Moquegua</text:p>
          </table:table-cell>
          <table:table-cell table:style-name="ce90" office:value-type="string">
            <text:p>DELGADO RODRIGUEZ INES</text:p>
          </table:table-cell>
          <table:table-cell table:style-name="ce93" office:value-type="date" office:date-value="2011-02-15">
            <text:p>15/02/2011</text:p>
          </table:table-cell>
          <table:table-cell table:style-name="ce92" table:formula="of:=DATE(YEAR([.C79])+3;MONTH([.C79]);DAY([.C79]))" office:value-type="date" office:date-value="2014-02-15">
            <text:p>15/02/2014</text:p>
          </table:table-cell>
          <table:table-cell table:number-columns-repeated="1020"/>
        </table:table-row>
        <table:table-row table:style-name="ro2">
          <table:table-cell table:style-name="ce37" office:value-type="string">
            <text:p>B-H II Ilo</text:p>
          </table:table-cell>
          <table:table-cell table:style-name="ce90" office:value-type="string">
            <text:p>MARTINEZ GARCIA SULBI EDITH</text:p>
          </table:table-cell>
          <table:table-cell table:style-name="ce93" office:value-type="date" office:date-value="2013-08-15">
            <text:p>15/08/2013</text:p>
          </table:table-cell>
          <table:table-cell table:style-name="ce92" table:formula="of:=DATE(YEAR([.C80])+3;MONTH([.C80]);DAY([.C80]))" office:value-type="date" office:date-value="2016-08-15">
            <text:p>15/08/2016</text:p>
          </table:table-cell>
          <table:table-cell table:number-columns-repeated="1020"/>
        </table:table-row>
        <table:table-row table:style-name="ro2">
          <table:table-cell table:style-name="ce78" office:value-type="string">
            <text:p>B-D HIII A.Carri</text:p>
          </table:table-cell>
          <table:table-cell table:style-name="ce90" office:value-type="string">
            <text:p>YAÑEZ MORALES ANDRELINA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81])+3;MONTH([.C81]);DAY([.C81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79" office:value-type="string">
            <text:p>B-Ger H III Puno</text:p>
          </table:table-cell>
          <table:table-cell table:style-name="ce90" office:value-type="string">
            <text:p>PAUCAR MAMANI DARCY</text:p>
          </table:table-cell>
          <table:table-cell table:style-name="ce93" office:value-type="date" office:date-value="2013-07-15">
            <text:p>15/07/2013</text:p>
          </table:table-cell>
          <table:table-cell table:style-name="ce92" table:formula="of:=DATE(YEAR([.C82])+3;MONTH([.C82]);DAY([.C82]))" office:value-type="date" office:date-value="2016-07-15">
            <text:p>15/07/2016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H IV A Hernand</text:p>
          </table:table-cell>
          <table:table-cell table:style-name="ce90" office:value-type="string">
            <text:p>HERNANDEZ PEÑA MARLENY</text:p>
          </table:table-cell>
          <table:table-cell table:style-name="ce93" office:value-type="date" office:date-value="2011-10-15">
            <text:p>15/10/2011</text:p>
          </table:table-cell>
          <table:table-cell table:style-name="ce92" table:formula="of:=DATE(YEAR([.C83])+3;MONTH([.C83]);DAY([.C83]))" office:value-type="date" office:date-value="2014-10-15">
            <text:p>15/10/2014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H I Torrealva</text:p>
          </table:table-cell>
          <table:table-cell table:style-name="ce90" office:value-type="string">
            <text:p>IPANAQUE ANTEZANA SILVIA</text:p>
          </table:table-cell>
          <table:table-cell table:style-name="ce93" office:value-type="date" office:date-value="2010-01-15">
            <text:p>15/01/2010</text:p>
          </table:table-cell>
          <table:table-cell table:style-name="ce92" table:formula="of:=DATE(YEAR([.C84])+3;MONTH([.C84]);DAY([.C84]))" office:value-type="date" office:date-value="2013-01-15">
            <text:p>15/01/2013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H II R.Toche</text:p>
          </table:table-cell>
          <table:table-cell table:style-name="ce90" office:value-type="string">
            <text:p>RAZZETO MATEO AURORA</text:p>
          </table:table-cell>
          <table:table-cell table:style-name="ce93" office:value-type="date" office:date-value="2012-03-15">
            <text:p>15/03/2012</text:p>
          </table:table-cell>
          <table:table-cell table:style-name="ce92" table:formula="of:=DATE(YEAR([.C85])+3;MONTH([.C85]);DAY([.C85]))" office:value-type="date" office:date-value="2015-03-15">
            <text:p>15/03/2015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HI A Skrabonja</text:p>
          </table:table-cell>
          <table:table-cell table:style-name="ce90" office:value-type="string">
            <text:p>RIVEROS QUISPE MAURA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86])+3;MONTH([.C86]);DAY([.C86]))" office:value-type="date" office:date-value="2016-01-15">
            <text:p>15/01/2016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HI M.Reiche N.</text:p>
          </table:table-cell>
          <table:table-cell table:style-name="ce90" office:value-type="string">
            <text:p>RAMOS PALOMINO MYLENA</text:p>
          </table:table-cell>
          <table:table-cell table:style-name="ce93" office:value-type="date" office:date-value="2012-05-15">
            <text:p>15/05/2012</text:p>
          </table:table-cell>
          <table:table-cell table:style-name="ce92" table:formula="of:=DATE(YEAR([.C87])+3;MONTH([.C87]);DAY([.C87]))" office:value-type="date" office:date-value="2015-05-15">
            <text:p>15/05/2015</text:p>
          </table:table-cell>
          <table:table-cell table:number-columns-repeated="1020"/>
        </table:table-row>
        <table:table-row table:style-name="ro2">
          <table:table-cell table:style-name="ce81" office:value-type="string">
            <text:p>B-Dir.HN Sur Est</text:p>
          </table:table-cell>
          <table:table-cell table:style-name="ce90" office:value-type="string">
            <text:p>CALDERON SALAS NORMA DOLORES</text:p>
          </table:table-cell>
          <table:table-cell table:style-name="ce93" office:value-type="date" office:date-value="2011-10-15">
            <text:p>15/10/2011</text:p>
          </table:table-cell>
          <table:table-cell table:style-name="ce92" table:formula="of:=DATE(YEAR([.C88])+3;MONTH([.C88]);DAY([.C88]))" office:value-type="date" office:date-value="2014-10-15">
            <text:p>15/10/2014</text:p>
          </table:table-cell>
          <table:table-cell table:number-columns-repeated="1020"/>
        </table:table-row>
        <table:table-row table:style-name="ro2">
          <table:table-cell table:style-name="ce81" office:value-type="string">
            <text:p>B-H I Urubamba</text:p>
          </table:table-cell>
          <table:table-cell table:style-name="ce90" office:value-type="string">
            <text:p>FLORES Y MONTALVAN CARMEN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89])+3;MONTH([.C89]);DAY([.C89]))" office:value-type="date" office:date-value="2014-04-15">
            <text:p>15/04/2014</text:p>
          </table:table-cell>
          <table:table-cell table:number-columns-repeated="1020"/>
        </table:table-row>
        <table:table-row table:style-name="ro2">
          <table:table-cell table:style-name="ce81" office:value-type="string">
            <text:p>B-Pol. Sicuani</text:p>
          </table:table-cell>
          <table:table-cell table:style-name="ce90" office:value-type="string">
            <text:p>ORTEGA FERNANDEZ OLGA ELIZABETH</text:p>
          </table:table-cell>
          <table:table-cell table:style-name="ce93" office:value-type="date" office:date-value="2011-04-15">
            <text:p>15/04/2011</text:p>
          </table:table-cell>
          <table:table-cell table:style-name="ce92" table:formula="of:=DATE(YEAR([.C90])+3;MONTH([.C90]);DAY([.C90]))" office:value-type="date" office:date-value="2014-04-15">
            <text:p>15/04/2014</text:p>
          </table:table-cell>
          <table:table-cell table:number-columns-repeated="1020"/>
        </table:table-row>
        <table:table-row table:style-name="ro2">
          <table:table-cell table:style-name="ce81" office:value-type="string">
            <text:p>B-HI Quillabamba</text:p>
          </table:table-cell>
          <table:table-cell/>
          <table:table-cell table:style-name="ce93" office:value-type="date" office:date-value="2000-01-01">
            <text:p>01/01/2000</text:p>
          </table:table-cell>
          <table:table-cell table:style-name="ce92" table:formula="of:=DATE(YEAR([.C91])+3;MONTH([.C91]);DAY([.C91]))" office:value-type="date" office:date-value="2003-01-01">
            <text:p>01/01/2003</text:p>
          </table:table-cell>
          <table:table-cell table:number-columns-repeated="1020"/>
        </table:table-row>
        <table:table-row table:style-name="ro2">
          <table:table-cell table:style-name="ce81" office:value-type="string">
            <text:p>B-H I Espinar</text:p>
          </table:table-cell>
          <table:table-cell table:style-name="ce90" office:value-type="string">
            <text:p>COAILA ZEGARRA JOSEFINA MARTHA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92])+3;MONTH([.C92]);DAY([.C92]))" office:value-type="date" office:date-value="2016-03-15">
            <text:p>15/03/2016</text:p>
          </table:table-cell>
          <table:table-cell table:number-columns-repeated="1020"/>
        </table:table-row>
        <table:table-row table:style-name="ro2">
          <table:table-cell table:style-name="ce82" office:value-type="string">
            <text:p>B-D HII Abancay</text:p>
          </table:table-cell>
          <table:table-cell table:style-name="ce90" office:value-type="string">
            <text:p>CENTENO CALDERON LAURA AMELIA</text:p>
          </table:table-cell>
          <table:table-cell table:style-name="ce93" office:value-type="date" office:date-value="2010-01-15">
            <text:p>15/01/2010</text:p>
          </table:table-cell>
          <table:table-cell table:style-name="ce92" table:formula="of:=DATE(YEAR([.C93])+3;MONTH([.C93]);DAY([.C93]))" office:value-type="date" office:date-value="2013-01-15">
            <text:p>15/01/2013</text:p>
          </table:table-cell>
          <table:table-cell table:number-columns-repeated="1020"/>
        </table:table-row>
        <table:table-row table:style-name="ro2">
          <table:table-cell table:style-name="ce82" office:value-type="string">
            <text:p>B-HI Andahuaylas</text:p>
          </table:table-cell>
          <table:table-cell table:style-name="ce90" office:value-type="string">
            <text:p>TTAMIÑA VILCA NAZARIA</text:p>
          </table:table-cell>
          <table:table-cell table:style-name="ce93" office:value-type="date" office:date-value="2011-05-15">
            <text:p>15/05/2011</text:p>
          </table:table-cell>
          <table:table-cell table:style-name="ce92" table:formula="of:=DATE(YEAR([.C94])+3;MONTH([.C94]);DAY([.C94]))" office:value-type="date" office:date-value="2014-05-15">
            <text:p>15/05/2014</text:p>
          </table:table-cell>
          <table:table-cell table:number-columns-repeated="1020"/>
        </table:table-row>
        <table:table-row table:style-name="ro2">
          <table:table-cell table:style-name="ce76" office:value-type="string">
            <text:p>B-Dir HI V. Lazo</text:p>
          </table:table-cell>
          <table:table-cell table:style-name="ce90" office:value-type="string">
            <text:p>HUILLCAHUAMAN<text:span text:style-name="T1"> </text:span>HUILLCA ANA LUISA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95])+3;MONTH([.C95]);DAY([.C95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83" office:value-type="string">
            <text:p>B-D HIV Huancayo</text:p>
          </table:table-cell>
          <table:table-cell table:style-name="ce90" office:value-type="string">
            <text:p>ROMERO ROMANI MARGOT LILY</text:p>
          </table:table-cell>
          <table:table-cell table:style-name="ce93" office:value-type="date" office:date-value="2011-12-15">
            <text:p>15/12/2011</text:p>
          </table:table-cell>
          <table:table-cell table:style-name="ce92" table:formula="of:=DATE(YEAR([.C96])+3;MONTH([.C96]);DAY([.C96]))" office:value-type="date" office:date-value="2014-12-15">
            <text:p>15/12/2014</text:p>
          </table:table-cell>
          <table:table-cell table:number-columns-repeated="1020"/>
        </table:table-row>
        <table:table-row table:style-name="ro2">
          <table:table-cell table:style-name="ce83" office:value-type="string">
            <text:p>B-H II A.Hurtado</text:p>
          </table:table-cell>
          <table:table-cell table:style-name="ce90" office:value-type="string">
            <text:p>SIMON CAJACHAGUA MERY SILVIA</text:p>
          </table:table-cell>
          <table:table-cell table:style-name="ce93" office:value-type="date" office:date-value="2013-10-15">
            <text:p>15/10/2013</text:p>
          </table:table-cell>
          <table:table-cell table:style-name="ce92" table:formula="of:=DATE(YEAR([.C97])+3;MONTH([.C97]);DAY([.C97]))" office:value-type="date" office:date-value="2016-10-15">
            <text:p>15/10/2016</text:p>
          </table:table-cell>
          <table:table-cell table:number-columns-repeated="1020"/>
        </table:table-row>
        <table:table-row table:style-name="ro2">
          <table:table-cell table:style-name="ce83" office:value-type="string">
            <text:p>B-H I Tarma</text:p>
          </table:table-cell>
          <table:table-cell table:style-name="ce90" office:value-type="string">
            <text:p>LEGONIA AVELLANEDA CYNTHIA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98])+3;MONTH([.C98]);DAY([.C98]))" office:value-type="date" office:date-value="2016-01-15">
            <text:p>15/01/2016</text:p>
          </table:table-cell>
          <table:table-cell table:number-columns-repeated="1020"/>
        </table:table-row>
        <table:table-row table:style-name="ro2">
          <table:table-cell table:style-name="ce83" office:value-type="string">
            <text:p>B-H I Rio Negro</text:p>
          </table:table-cell>
          <table:table-cell table:style-name="ce90" office:value-type="string">
            <text:p>HUARI PASTRANA ELVA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99])+3;MONTH([.C99]);DAY([.C99]))" office:value-type="date" office:date-value="2016-03-15">
            <text:p>15/03/2016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D HII Pasco</text:p>
          </table:table-cell>
          <table:table-cell table:style-name="ce90" office:value-type="string">
            <text:p>TRUJILLO BRAVO ROSITA GLADYS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100])+3;MONTH([.C100]);DAY([.C100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 I Huariaca</text:p>
          </table:table-cell>
          <table:table-cell table:style-name="ce90" office:value-type="string">
            <text:p>FERNANDEZ GOMEZ MOISES</text:p>
          </table:table-cell>
          <table:table-cell table:style-name="ce93" office:value-type="date" office:date-value="2013-04-15">
            <text:p>15/04/2013</text:p>
          </table:table-cell>
          <table:table-cell table:style-name="ce92" table:formula="of:=DATE(YEAR([.C101])+3;MONTH([.C101]);DAY([.C101]))" office:value-type="date" office:date-value="2016-04-15">
            <text:p>15/04/2016</text:p>
          </table:table-cell>
          <table:table-cell table:number-columns-repeated="1020"/>
        </table:table-row>
        <table:table-row table:style-name="ro2">
          <table:table-cell table:style-name="ce77" office:value-type="string">
            <text:p>B-H I Oxapampa</text:p>
          </table:table-cell>
          <table:table-cell table:style-name="ce90" office:value-type="string">
            <text:p>FREY NANO MITZI</text:p>
          </table:table-cell>
          <table:table-cell table:style-name="ce93" office:value-type="date" office:date-value="2013-07-15">
            <text:p>15/07/2013</text:p>
          </table:table-cell>
          <table:table-cell table:style-name="ce92" table:formula="of:=DATE(YEAR([.C102])+3;MONTH([.C102]);DAY([.C102]))" office:value-type="date" office:date-value="2016-07-15">
            <text:p>15/07/2016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D HII Huanuco</text:p>
          </table:table-cell>
          <table:table-cell table:style-name="ce90" office:value-type="string">
            <text:p>MARTINEZ LAVADO LENNY KARINA</text:p>
          </table:table-cell>
          <table:table-cell table:style-name="ce93" office:value-type="date" office:date-value="2012-01-15">
            <text:p>15/01/2012</text:p>
          </table:table-cell>
          <table:table-cell table:style-name="ce92" table:formula="of:=DATE(YEAR([.C103])+3;MONTH([.C103]);DAY([.C103]))" office:value-type="date" office:date-value="2015-01-15">
            <text:p>15/01/2015</text:p>
          </table:table-cell>
          <table:table-cell table:number-columns-repeated="1020"/>
        </table:table-row>
        <table:table-row table:style-name="ro2">
          <table:table-cell table:style-name="ce80" office:value-type="string">
            <text:p>B-HI Tingo Maria</text:p>
          </table:table-cell>
          <table:table-cell table:style-name="ce90" office:value-type="string">
            <text:p>TORRES YALAN WALTER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104])+3;MONTH([.C104]);DAY([.C104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84" office:value-type="string">
            <text:p>B-D HII Huamanga</text:p>
          </table:table-cell>
          <table:table-cell table:style-name="ce90" office:value-type="string">
            <text:p>SOTO TENORIO RITA ELIANY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105])+3;MONTH([.C105]);DAY([.C105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85" office:value-type="string">
            <text:p>B-D HII Huancave</text:p>
          </table:table-cell>
          <table:table-cell table:style-name="ce90" office:value-type="string">
            <text:p>AVALOS GARCIA MARIA ELIZABETH</text:p>
          </table:table-cell>
          <table:table-cell table:style-name="ce93" office:value-type="date" office:date-value="2013-07-15">
            <text:p>15/07/2013</text:p>
          </table:table-cell>
          <table:table-cell table:style-name="ce92" table:formula="of:=DATE(YEAR([.C106])+3;MONTH([.C106]);DAY([.C106]))" office:value-type="date" office:date-value="2016-07-15">
            <text:p>15/07/2016</text:p>
          </table:table-cell>
          <table:table-cell table:number-columns-repeated="1020"/>
        </table:table-row>
        <table:table-row table:style-name="ro2">
          <table:table-cell table:style-name="ce86" office:value-type="string">
            <text:p>B-D HIII Iquitos</text:p>
          </table:table-cell>
          <table:table-cell table:style-name="ce90" office:value-type="string">
            <text:p>VASQUEZ LOPEZ RUTH</text:p>
          </table:table-cell>
          <table:table-cell table:style-name="ce93" office:value-type="date" office:date-value="2013-06-15">
            <text:p>15/06/2013</text:p>
          </table:table-cell>
          <table:table-cell table:style-name="ce92" table:formula="of:=DATE(YEAR([.C107])+3;MONTH([.C107]);DAY([.C107]))" office:value-type="date" office:date-value="2016-06-15">
            <text:p>15/06/2016</text:p>
          </table:table-cell>
          <table:table-cell table:number-columns-repeated="1020"/>
        </table:table-row>
        <table:table-row table:style-name="ro2">
          <table:table-cell table:style-name="ce86" office:value-type="string">
            <text:p>B-H I Yurimaguas</text:p>
          </table:table-cell>
          <table:table-cell table:style-name="ce90" office:value-type="string">
            <text:p>REYNA REATEGUI PEDRO</text:p>
          </table:table-cell>
          <table:table-cell table:style-name="ce93" office:value-type="date" office:date-value="2010-01-15">
            <text:p>15/01/2010</text:p>
          </table:table-cell>
          <table:table-cell table:style-name="ce92" table:formula="of:=DATE(YEAR([.C108])+3;MONTH([.C108]);DAY([.C108]))" office:value-type="date" office:date-value="2013-01-15">
            <text:p>15/01/2013</text:p>
          </table:table-cell>
          <table:table-cell table:number-columns-repeated="1020"/>
        </table:table-row>
        <table:table-row table:style-name="ro2">
          <table:table-cell table:style-name="ce87" office:value-type="string">
            <text:p>B-D HII Pucallpa</text:p>
          </table:table-cell>
          <table:table-cell table:style-name="ce90" office:value-type="string">
            <text:p>TUEROS MOTOYA MIRTHA GUISELLA</text:p>
          </table:table-cell>
          <table:table-cell table:style-name="ce93" office:value-type="date" office:date-value="2011-08-15">
            <text:p>15/08/2011</text:p>
          </table:table-cell>
          <table:table-cell table:style-name="ce92" table:formula="of:=DATE(YEAR([.C109])+3;MONTH([.C109]);DAY([.C109]))" office:value-type="date" office:date-value="2014-08-15">
            <text:p>15/08/2014</text:p>
          </table:table-cell>
          <table:table-cell table:number-columns-repeated="1020"/>
        </table:table-row>
        <table:table-row table:style-name="ro2">
          <table:table-cell table:style-name="ce40" office:value-type="string">
            <text:p>B-GM HIII Juliac</text:p>
          </table:table-cell>
          <table:table-cell table:style-name="ce90" office:value-type="string">
            <text:p>RODRIGUEZ FLOWER TERESA MIRIAN</text:p>
          </table:table-cell>
          <table:table-cell table:style-name="ce93" office:value-type="date" office:date-value="2011-07-15">
            <text:p>15/07/2011</text:p>
          </table:table-cell>
          <table:table-cell table:style-name="ce92" table:formula="of:=DATE(YEAR([.C110])+3;MONTH([.C110]);DAY([.C110]))" office:value-type="date" office:date-value="2014-07-15">
            <text:p>15/07/2014</text:p>
          </table:table-cell>
          <table:table-cell table:number-columns-repeated="1020"/>
        </table:table-row>
        <table:table-row table:style-name="ro2">
          <table:table-cell table:style-name="ce38" office:value-type="string">
            <text:p>B-D HI Moyobamba</text:p>
          </table:table-cell>
          <table:table-cell table:style-name="ce90" office:value-type="string">
            <text:p>VILLACORTA PANDURO JESSICA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111])+3;MONTH([.C111]);DAY([.C111]))" office:value-type="date" office:date-value="2016-01-15">
            <text:p>15/01/2016</text:p>
          </table:table-cell>
          <table:table-cell table:number-columns-repeated="1020"/>
        </table:table-row>
        <table:table-row table:style-name="ro2">
          <table:table-cell table:style-name="ce88" office:value-type="string">
            <text:p>B-H I Rioja</text:p>
          </table:table-cell>
          <table:table-cell table:style-name="ce90" office:value-type="string">
            <text:p>MORI DEL AGUILA ALICIA DOLORES</text:p>
          </table:table-cell>
          <table:table-cell table:style-name="ce93" office:value-type="date" office:date-value="2013-03-15">
            <text:p>15/03/2013</text:p>
          </table:table-cell>
          <table:table-cell table:style-name="ce92" table:formula="of:=DATE(YEAR([.C112])+3;MONTH([.C112]);DAY([.C112]))" office:value-type="date" office:date-value="2016-03-15">
            <text:p>15/03/2016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CN Salud Rena</text:p>
          </table:table-cell>
          <table:table-cell table:style-name="ce90" office:value-type="string">
            <text:p>PUMACAYO RONCEROS ROSA ALEJANDRINA</text:p>
          </table:table-cell>
          <table:table-cell table:style-name="ce93" office:value-type="date" office:date-value="2012-04-15">
            <text:p>15/04/2012</text:p>
          </table:table-cell>
          <table:table-cell table:style-name="ce92" table:formula="of:=DATE(YEAR([.C113])+3;MONTH([.C113]);DAY([.C113]))" office:value-type="date" office:date-value="2015-04-15">
            <text:p>15/04/2015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INCOR</text:p>
          </table:table-cell>
          <table:table-cell table:style-name="ce90" office:value-type="string">
            <text:p>ZAMORA HORNA MARY ZULEMA</text:p>
          </table:table-cell>
          <table:table-cell table:style-name="ce93" office:value-type="date" office:date-value="2012-11-15">
            <text:p>15/11/2012</text:p>
          </table:table-cell>
          <table:table-cell table:style-name="ce92" table:formula="of:=DATE(YEAR([.C114])+3;MONTH([.C114]);DAY([.C114]))" office:value-type="date" office:date-value="2015-11-15">
            <text:p>15/11/2015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STAE</text:p>
          </table:table-cell>
          <table:table-cell table:style-name="ce90" office:value-type="string">
            <text:p>ARAMBULO FERNANDEZ LUZ</text:p>
          </table:table-cell>
          <table:table-cell table:style-name="ce93" office:value-type="date" office:date-value="2013-01-15">
            <text:p>15/01/2013</text:p>
          </table:table-cell>
          <table:table-cell table:style-name="ce92" table:formula="of:=DATE(YEAR([.C115])+3;MONTH([.C115]);DAY([.C115]))" office:value-type="date" office:date-value="2016-01-15">
            <text:p>15/01/2016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SG At.D.PADOMI</text:p>
          </table:table-cell>
          <table:table-cell table:style-name="ce90" office:value-type="string">
            <text:p>CHAVEZ ESCOBAR LUIS ALEJANDRO</text:p>
          </table:table-cell>
          <table:table-cell table:style-name="ce93" office:value-type="date" office:date-value="2013-06-15">
            <text:p>15/06/2013</text:p>
          </table:table-cell>
          <table:table-cell table:style-name="ce92" table:formula="of:=DATE(YEAR([.C116])+3;MONTH([.C116]);DAY([.C116]))" office:value-type="date" office:date-value="2016-06-15">
            <text:p>15/06/2016</text:p>
          </table:table-cell>
          <table:table-cell table:number-columns-repeated="1020"/>
        </table:table-row>
        <table:table-row table:style-name="ro2">
          <table:table-cell table:style-name="ce42" office:value-type="string">
            <text:p>B-SG Proy Espec</text:p>
          </table:table-cell>
          <table:table-cell table:style-name="ce90" office:value-type="string">
            <text:p>CALLAS CASTRO JEYSI</text:p>
          </table:table-cell>
          <table:table-cell table:style-name="ce93" office:value-type="date" office:date-value="2013-07-15">
            <text:p>15/07/2013</text:p>
          </table:table-cell>
          <table:table-cell table:style-name="ce92" table:formula="of:=DATE(YEAR([.C117])+3;MONTH([.C117]);DAY([.C117]))" office:value-type="date" office:date-value="2016-07-15">
            <text:p>15/07/2016</text:p>
          </table:table-cell>
          <table:table-cell table:number-columns-repeated="1020"/>
        </table:table-row>
        <table:table-row table:style-name="ro1" table:number-rows-repeated="104845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3" table:style-name="ta1">
        <table:table-column table:style-name="co4" table:number-columns-repeated="3" table:default-cell-style-name="ce75"/>
        <table:table-column table:style-name="co5" table:number-columns-repeated="1021" table:default-cell-style-name="ce75"/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1:.C14])" office:value-type="float" office:value="109">
            <text:p>109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5104" number:language="es" number:country="PE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s" number:country="PE">
      <number:currency-symbol number:language="es" number:country="PE">S/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4-01-22T11:13:12Z</meta:creation-date>
    <dc:date>2014-02-12T16:09:32</dc:date>
    <meta:editing-cycles>33</meta:editing-cycles>
    <meta:editing-duration>PT5H49M36S</meta:editing-duration>
    <meta:document-statistic meta:table-count="3" meta:cell-count="771" meta:object-count="0"/>
  </office:meta>
</office:document-meta>
</file>